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5-09-18 15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1064" calcext:value-type="float">
            <text:p>11.56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5-09-17 19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9728" calcext:value-type="float">
            <text:p>11.53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5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4968" calcext:value-type="float">
            <text:p>11.55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5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8016" calcext:value-type="float">
            <text:p>11.55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4968" calcext:value-type="float">
            <text:p>11.55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5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3632" calcext:value-type="float">
            <text:p>11.53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5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144" calcext:value-type="float">
            <text:p>11.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5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0584" calcext:value-type="float">
            <text:p>11.53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5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192" calcext:value-type="float">
            <text:p>11.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4968" calcext:value-type="float">
            <text:p>11.55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5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668" calcext:value-type="float">
            <text:p>11.53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5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192" calcext:value-type="float">
            <text:p>11.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5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5448" calcext:value-type="float">
            <text:p>11.58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5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6304" calcext:value-type="float">
            <text:p>11.57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192" calcext:value-type="float">
            <text:p>11.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5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3632" calcext:value-type="float">
            <text:p>11.53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5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9352" calcext:value-type="float">
            <text:p>11.57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5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7264" calcext:value-type="float">
            <text:p>11.63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5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7096" calcext:value-type="float">
            <text:p>11.81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5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4632" calcext:value-type="float">
            <text:p>11.91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2128" calcext:value-type="float">
            <text:p>11.69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5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6304" calcext:value-type="float">
            <text:p>11.57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5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9832" calcext:value-type="float">
            <text:p>11.60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5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2232" calcext:value-type="float">
            <text:p>11.76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5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7848" calcext:value-type="float">
            <text:p>11.73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7912" calcext:value-type="float">
            <text:p>11.48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5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4384" calcext:value-type="float">
            <text:p>11.45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5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524" calcext:value-type="float">
            <text:p>11.44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5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2192" calcext:value-type="float">
            <text:p>11.44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5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1336" calcext:value-type="float">
            <text:p>11.45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3528" calcext:value-type="float">
            <text:p>11.46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5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048" calcext:value-type="float">
            <text:p>11.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5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7432" calcext:value-type="float">
            <text:p>11.45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5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4008" calcext:value-type="float">
            <text:p>11.49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5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0104" calcext:value-type="float">
            <text:p>11.50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5344" calcext:value-type="float">
            <text:p>11.51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5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9728" calcext:value-type="float">
            <text:p>11.53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5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716" calcext:value-type="float">
            <text:p>11.56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5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2024" calcext:value-type="float">
            <text:p>11.62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5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8328" calcext:value-type="float">
            <text:p>11.76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2296" calcext:value-type="float">
            <text:p>11.51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5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38" calcext:value-type="float">
            <text:p>11.35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5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5512" calcext:value-type="float">
            <text:p>11.33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5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7704" calcext:value-type="float">
            <text:p>11.34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5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38" calcext:value-type="float">
            <text:p>11.35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38" calcext:value-type="float">
            <text:p>11.35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5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856" calcext:value-type="float">
            <text:p>11.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5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9416" calcext:value-type="float">
            <text:p>11.32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5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1608" calcext:value-type="float">
            <text:p>11.34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5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6848" calcext:value-type="float">
            <text:p>11.35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5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7704" calcext:value-type="float">
            <text:p>11.34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6368" calcext:value-type="float">
            <text:p>11.32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5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2464" calcext:value-type="float">
            <text:p>11.33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5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8184" calcext:value-type="float">
            <text:p>11.37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5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" calcext:value-type="float">
            <text:p>11.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5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0376" calcext:value-type="float">
            <text:p>11.39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7328" calcext:value-type="float">
            <text:p>11.38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5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6472" calcext:value-type="float">
            <text:p>11.39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5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8664" calcext:value-type="float">
            <text:p>11.40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5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0856" calcext:value-type="float">
            <text:p>11.42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5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6096" calcext:value-type="float">
            <text:p>11.43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524" calcext:value-type="float">
            <text:p>11.44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5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8288" calcext:value-type="float">
            <text:p>11.44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5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8288" calcext:value-type="float">
            <text:p>11.44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5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9624" calcext:value-type="float">
            <text:p>11.46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5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572" calcext:value-type="float">
            <text:p>11.47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8016" calcext:value-type="float">
            <text:p>11.55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5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4968" calcext:value-type="float">
            <text:p>11.55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5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2776" calcext:value-type="float">
            <text:p>11.54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5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4488" calcext:value-type="float">
            <text:p>11.52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5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2296" calcext:value-type="float">
            <text:p>11.51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62" calcext:value-type="float">
            <text:p>11.50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5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4488" calcext:value-type="float">
            <text:p>11.52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5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2296" calcext:value-type="float">
            <text:p>11.51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5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2296" calcext:value-type="float">
            <text:p>11.51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5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62" calcext:value-type="float">
            <text:p>11.50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2296" calcext:value-type="float">
            <text:p>11.51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5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9728" calcext:value-type="float">
            <text:p>11.53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5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2296" calcext:value-type="float">
            <text:p>11.51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5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3152" calcext:value-type="float">
            <text:p>11.50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5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4008" calcext:value-type="float">
            <text:p>11.49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4864" calcext:value-type="float">
            <text:p>11.48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5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1816" calcext:value-type="float">
            <text:p>11.48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5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8768" calcext:value-type="float">
            <text:p>11.47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5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7912" calcext:value-type="float">
            <text:p>11.48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5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9248" calcext:value-type="float">
            <text:p>11.50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192" calcext:value-type="float">
            <text:p>11.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5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24" calcext:value-type="float">
            <text:p>11.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5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716" calcext:value-type="float">
            <text:p>11.56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5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5344" calcext:value-type="float">
            <text:p>11.51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5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2672" calcext:value-type="float">
            <text:p>11.47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9624" calcext:value-type="float">
            <text:p>11.46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5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7912" calcext:value-type="float">
            <text:p>11.48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5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8768" calcext:value-type="float">
            <text:p>11.47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5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2672" calcext:value-type="float">
            <text:p>11.47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5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4864" calcext:value-type="float">
            <text:p>11.48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2296" calcext:value-type="float">
            <text:p>11.51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5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7536" calcext:value-type="float">
            <text:p>11.52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5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5824" calcext:value-type="float">
            <text:p>11.54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5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8496" calcext:value-type="float">
            <text:p>11.58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5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8496" calcext:value-type="float">
            <text:p>11.58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5-06-10 17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1544" calcext:value-type="float">
            <text:p>11.59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5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2776" calcext:value-type="float">
            <text:p>11.54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5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7536" calcext:value-type="float">
            <text:p>11.52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5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5824" calcext:value-type="float">
            <text:p>11.54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5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716" calcext:value-type="float">
            <text:p>11.56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3256" calcext:value-type="float">
            <text:p>11.57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5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4112" calcext:value-type="float">
            <text:p>11.56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5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9728" calcext:value-type="float">
            <text:p>11.53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5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668" calcext:value-type="float">
            <text:p>11.53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5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9728" calcext:value-type="float">
            <text:p>11.53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5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8392" calcext:value-type="float">
            <text:p>11.51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4488" calcext:value-type="float">
            <text:p>11.52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5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2776" calcext:value-type="float">
            <text:p>11.54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5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4968" calcext:value-type="float">
            <text:p>11.55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5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716" calcext:value-type="float">
            <text:p>11.56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5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0208" calcext:value-type="float">
            <text:p>11.57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9352" calcext:value-type="float">
            <text:p>11.57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5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3256" calcext:value-type="float">
            <text:p>11.57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5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716" calcext:value-type="float">
            <text:p>11.56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5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24" calcext:value-type="float">
            <text:p>11.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5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764" calcext:value-type="float">
            <text:p>11.59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8976" calcext:value-type="float">
            <text:p>11.61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5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2984" calcext:value-type="float">
            <text:p>11.68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5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1272" calcext:value-type="float">
            <text:p>11.70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5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7744" calcext:value-type="float">
            <text:p>11.66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5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4592" calcext:value-type="float">
            <text:p>11.59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8496" calcext:value-type="float">
            <text:p>11.58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5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9832" calcext:value-type="float">
            <text:p>11.60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5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0688" calcext:value-type="float">
            <text:p>11.60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5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5928" calcext:value-type="float">
            <text:p>11.61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5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8976" calcext:value-type="float">
            <text:p>11.61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0312" calcext:value-type="float">
            <text:p>11.64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5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3736" calcext:value-type="float">
            <text:p>11.60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5-05-08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0312" calcext:value-type="float">
            <text:p>11.64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5-03-25 1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1376" calcext:value-type="float">
            <text:p>11.77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8328" calcext:value-type="float">
            <text:p>11.76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1752" calcext:value-type="float">
            <text:p>11.73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5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4424" calcext:value-type="float">
            <text:p>11.77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8704" calcext:value-type="float">
            <text:p>11.72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4424" calcext:value-type="float">
            <text:p>11.77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2232" calcext:value-type="float">
            <text:p>11.76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6992" calcext:value-type="float">
            <text:p>11.74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004" calcext:value-type="float">
            <text:p>11.75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5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3568" calcext:value-type="float">
            <text:p>11.78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6032" calcext:value-type="float">
            <text:p>11.68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5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6888" calcext:value-type="float">
            <text:p>11.67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9184" calcext:value-type="float">
            <text:p>11.75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4424" calcext:value-type="float">
            <text:p>11.77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9664" calcext:value-type="float">
            <text:p>11.78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2232" calcext:value-type="float">
            <text:p>11.76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5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7952" calcext:value-type="float">
            <text:p>11.80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5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9288" calcext:value-type="float">
            <text:p>11.82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5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624" calcext:value-type="float">
            <text:p>11.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5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624" calcext:value-type="float">
            <text:p>11.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5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3568" calcext:value-type="float">
            <text:p>11.78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5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4424" calcext:value-type="float">
            <text:p>11.77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5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1856" calcext:value-type="float">
            <text:p>11.80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5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5864" calcext:value-type="float">
            <text:p>11.86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5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1104" calcext:value-type="float">
            <text:p>11.88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5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9664" calcext:value-type="float">
            <text:p>11.78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5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0144" calcext:value-type="float">
            <text:p>11.82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5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1" calcext:value-type="float">
            <text:p>11.8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5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1" calcext:value-type="float">
            <text:p>11.8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5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052" calcext:value-type="float">
            <text:p>11.78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5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8808" calcext:value-type="float">
            <text:p>11.79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5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9288" calcext:value-type="float">
            <text:p>11.82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5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5864" calcext:value-type="float">
            <text:p>11.86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5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6344" calcext:value-type="float">
            <text:p>11.89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5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9392" calcext:value-type="float">
            <text:p>11.89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5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4632" calcext:value-type="float">
            <text:p>11.91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5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4152" calcext:value-type="float">
            <text:p>11.88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5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4528" calcext:value-type="float">
            <text:p>11.84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5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7096" calcext:value-type="float">
            <text:p>11.81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5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9288" calcext:value-type="float">
            <text:p>11.82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5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4528" calcext:value-type="float">
            <text:p>11.84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5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4048" calcext:value-type="float">
            <text:p>11.81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5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4528" calcext:value-type="float">
            <text:p>11.84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5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9768" calcext:value-type="float">
            <text:p>11.85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5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4528" calcext:value-type="float">
            <text:p>11.84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5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4904" calcext:value-type="float">
            <text:p>11.80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5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7096" calcext:value-type="float">
            <text:p>11.81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5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4424" calcext:value-type="float">
            <text:p>11.77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5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576" calcext:value-type="float">
            <text:p>11.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5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5864" calcext:value-type="float">
            <text:p>11.86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5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576" calcext:value-type="float">
            <text:p>11.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5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528" calcext:value-type="float">
            <text:p>11.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5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9664" calcext:value-type="float">
            <text:p>11.78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5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052" calcext:value-type="float">
            <text:p>11.78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5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0896" calcext:value-type="float">
            <text:p>11.74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5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9184" calcext:value-type="float">
            <text:p>11.75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5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6512" calcext:value-type="float">
            <text:p>11.71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5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8704" calcext:value-type="float">
            <text:p>11.72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5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9664" calcext:value-type="float">
            <text:p>11.78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5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004" calcext:value-type="float">
            <text:p>11.75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5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8704" calcext:value-type="float">
            <text:p>11.72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5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6616" calcext:value-type="float">
            <text:p>11.78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5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5656" calcext:value-type="float">
            <text:p>11.72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5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3088" calcext:value-type="float">
            <text:p>11.75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5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1856" calcext:value-type="float">
            <text:p>11.80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5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3568" calcext:value-type="float">
            <text:p>11.78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5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9184" calcext:value-type="float">
            <text:p>11.75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5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86" calcext:value-type="float">
            <text:p>11.65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5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5176" calcext:value-type="float">
            <text:p>11.69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5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7368" calcext:value-type="float">
            <text:p>11.70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5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6992" calcext:value-type="float">
            <text:p>11.74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5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3464" calcext:value-type="float">
            <text:p>11.71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5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1648" calcext:value-type="float">
            <text:p>11.66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5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336" calcext:value-type="float">
            <text:p>11.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5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0792" calcext:value-type="float">
            <text:p>11.67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5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0792" calcext:value-type="float">
            <text:p>11.67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5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1272" calcext:value-type="float">
            <text:p>11.70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5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7848" calcext:value-type="float">
            <text:p>11.73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5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5656" calcext:value-type="float">
            <text:p>11.72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5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2608" calcext:value-type="float">
            <text:p>11.72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5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1752" calcext:value-type="float">
            <text:p>11.73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5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8704" calcext:value-type="float">
            <text:p>11.72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5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0416" calcext:value-type="float">
            <text:p>11.71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5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8224" calcext:value-type="float">
            <text:p>11.69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4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384" calcext:value-type="float">
            <text:p>11.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4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4216" calcext:value-type="float">
            <text:p>11.63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4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4216" calcext:value-type="float">
            <text:p>11.63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4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9456" calcext:value-type="float">
            <text:p>11.64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4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9456" calcext:value-type="float">
            <text:p>11.64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4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2128" calcext:value-type="float">
            <text:p>11.69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4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0416" calcext:value-type="float">
            <text:p>11.71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4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1752" calcext:value-type="float">
            <text:p>11.73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4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2128" calcext:value-type="float">
            <text:p>11.69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4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6888" calcext:value-type="float">
            <text:p>11.67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4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8704" calcext:value-type="float">
            <text:p>11.72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4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7848" calcext:value-type="float">
            <text:p>11.73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4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908" calcext:value-type="float">
            <text:p>11.68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4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7848" calcext:value-type="float">
            <text:p>11.73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4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1752" calcext:value-type="float">
            <text:p>11.73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4-12-16 13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6408" calcext:value-type="float">
            <text:p>11.64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4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908" calcext:value-type="float">
            <text:p>11.68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4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1752" calcext:value-type="float">
            <text:p>11.73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4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4424" calcext:value-type="float">
            <text:p>11.77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4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528" calcext:value-type="float">
            <text:p>11.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4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6512" calcext:value-type="float">
            <text:p>11.71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4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8224" calcext:value-type="float">
            <text:p>11.69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4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5552" calcext:value-type="float">
            <text:p>11.65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4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1168" calcext:value-type="float">
            <text:p>11.63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4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0312" calcext:value-type="float">
            <text:p>11.64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4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5176" calcext:value-type="float">
            <text:p>11.69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4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0896" calcext:value-type="float">
            <text:p>11.74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4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2504" calcext:value-type="float">
            <text:p>11.65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4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8224" calcext:value-type="float">
            <text:p>11.69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4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0896" calcext:value-type="float">
            <text:p>11.74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4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2608" calcext:value-type="float">
            <text:p>11.72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4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7368" calcext:value-type="float">
            <text:p>11.70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4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7368" calcext:value-type="float">
            <text:p>11.70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4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2128" calcext:value-type="float">
            <text:p>11.69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4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9936" calcext:value-type="float">
            <text:p>11.67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4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8224" calcext:value-type="float">
            <text:p>11.69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4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908" calcext:value-type="float">
            <text:p>11.68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4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2504" calcext:value-type="float">
            <text:p>11.65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4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6888" calcext:value-type="float">
            <text:p>11.67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4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432" calcext:value-type="float">
            <text:p>11.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4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8224" calcext:value-type="float">
            <text:p>11.69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4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86" calcext:value-type="float">
            <text:p>11.65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4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6784" calcext:value-type="float">
            <text:p>11.60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4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86" calcext:value-type="float">
            <text:p>11.65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4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9936" calcext:value-type="float">
            <text:p>11.67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4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384" calcext:value-type="float">
            <text:p>11.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4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7368" calcext:value-type="float">
            <text:p>11.70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4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2128" calcext:value-type="float">
            <text:p>11.69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4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2128" calcext:value-type="float">
            <text:p>11.69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4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48" calcext:value-type="float">
            <text:p>11.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4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2608" calcext:value-type="float">
            <text:p>11.72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4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6888" calcext:value-type="float">
            <text:p>11.67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4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2608" calcext:value-type="float">
            <text:p>11.72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4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3088" calcext:value-type="float">
            <text:p>11.75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4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2232" calcext:value-type="float">
            <text:p>11.76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4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3088" calcext:value-type="float">
            <text:p>11.75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4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2128" calcext:value-type="float">
            <text:p>11.69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4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2128" calcext:value-type="float">
            <text:p>11.69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4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2232" calcext:value-type="float">
            <text:p>11.76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7472" calcext:value-type="float">
            <text:p>11.77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4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1752" calcext:value-type="float">
            <text:p>11.73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1752" calcext:value-type="float">
            <text:p>11.73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4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5176" calcext:value-type="float">
            <text:p>11.69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4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3464" calcext:value-type="float">
            <text:p>11.71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4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528" calcext:value-type="float">
            <text:p>11.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4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7096" calcext:value-type="float">
            <text:p>11.81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4904" calcext:value-type="float">
            <text:p>11.80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4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6616" calcext:value-type="float">
            <text:p>11.78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4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5384" calcext:value-type="float">
            <text:p>11.83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4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1856" calcext:value-type="float">
            <text:p>11.80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4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3192" calcext:value-type="float">
            <text:p>11.82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4048" calcext:value-type="float">
            <text:p>11.81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4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052" calcext:value-type="float">
            <text:p>11.78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4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2232" calcext:value-type="float">
            <text:p>11.76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4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48" calcext:value-type="float">
            <text:p>11.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6616" calcext:value-type="float">
            <text:p>11.78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0144" calcext:value-type="float">
            <text:p>11.82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1" calcext:value-type="float">
            <text:p>11.8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4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2336" calcext:value-type="float">
            <text:p>11.83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4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1" calcext:value-type="float">
            <text:p>11.8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4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7096" calcext:value-type="float">
            <text:p>11.81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3568" calcext:value-type="float">
            <text:p>11.78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4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6992" calcext:value-type="float">
            <text:p>11.74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4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0896" calcext:value-type="float">
            <text:p>11.74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4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8328" calcext:value-type="float">
            <text:p>11.76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4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3568" calcext:value-type="float">
            <text:p>11.78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7368" calcext:value-type="float">
            <text:p>11.70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4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3088" calcext:value-type="float">
            <text:p>11.75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4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7848" calcext:value-type="float">
            <text:p>11.73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4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908" calcext:value-type="float">
            <text:p>11.68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2232" calcext:value-type="float">
            <text:p>11.76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1272" calcext:value-type="float">
            <text:p>11.70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4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7368" calcext:value-type="float">
            <text:p>11.70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4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0792" calcext:value-type="float">
            <text:p>11.67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4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0312" calcext:value-type="float">
            <text:p>11.64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4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4216" calcext:value-type="float">
            <text:p>11.63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4-09-25 13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9832" calcext:value-type="float">
            <text:p>11.60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4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0688" calcext:value-type="float">
            <text:p>11.60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4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2024" calcext:value-type="float">
            <text:p>11.62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4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812" calcext:value-type="float">
            <text:p>11.62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4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8496" calcext:value-type="float">
            <text:p>11.58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24" calcext:value-type="float">
            <text:p>11.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4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1064" calcext:value-type="float">
            <text:p>11.56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4-09-18 19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1544" calcext:value-type="float">
            <text:p>11.59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4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4592" calcext:value-type="float">
            <text:p>11.59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764" calcext:value-type="float">
            <text:p>11.59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9352" calcext:value-type="float">
            <text:p>11.57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4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24" calcext:value-type="float">
            <text:p>11.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4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9352" calcext:value-type="float">
            <text:p>11.57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4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9352" calcext:value-type="float">
            <text:p>11.57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4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192" calcext:value-type="float">
            <text:p>11.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9248" calcext:value-type="float">
            <text:p>11.50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4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0104" calcext:value-type="float">
            <text:p>11.50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4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7056" calcext:value-type="float">
            <text:p>11.49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4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8392" calcext:value-type="float">
            <text:p>11.51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4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8392" calcext:value-type="float">
            <text:p>11.51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7056" calcext:value-type="float">
            <text:p>11.49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4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8768" calcext:value-type="float">
            <text:p>11.47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4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1816" calcext:value-type="float">
            <text:p>11.48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4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0104" calcext:value-type="float">
            <text:p>11.50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4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7056" calcext:value-type="float">
            <text:p>11.49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4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048" calcext:value-type="float">
            <text:p>11.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6576" calcext:value-type="float">
            <text:p>11.46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4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6576" calcext:value-type="float">
            <text:p>11.46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4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7912" calcext:value-type="float">
            <text:p>11.48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4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096" calcext:value-type="float">
            <text:p>11.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4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7056" calcext:value-type="float">
            <text:p>11.49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048" calcext:value-type="float">
            <text:p>11.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4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6096" calcext:value-type="float">
            <text:p>11.43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4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" calcext:value-type="float">
            <text:p>11.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4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" calcext:value-type="float">
            <text:p>11.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4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9144" calcext:value-type="float">
            <text:p>11.43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2192" calcext:value-type="float">
            <text:p>11.44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4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2192" calcext:value-type="float">
            <text:p>11.44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4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" calcext:value-type="float">
            <text:p>11.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4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476" calcext:value-type="float">
            <text:p>11.41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4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3424" calcext:value-type="float">
            <text:p>11.39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2568" calcext:value-type="float">
            <text:p>11.40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4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0856" calcext:value-type="float">
            <text:p>11.42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4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8664" calcext:value-type="float">
            <text:p>11.40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4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2568" calcext:value-type="float">
            <text:p>11.40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4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3424" calcext:value-type="float">
            <text:p>11.39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7328" calcext:value-type="float">
            <text:p>11.38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4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8184" calcext:value-type="float">
            <text:p>11.37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4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904" calcext:value-type="float">
            <text:p>11.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4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904" calcext:value-type="float">
            <text:p>11.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4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428" calcext:value-type="float">
            <text:p>11.38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0376" calcext:value-type="float">
            <text:p>11.39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4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8184" calcext:value-type="float">
            <text:p>11.37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4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1232" calcext:value-type="float">
            <text:p>11.38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4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7328" calcext:value-type="float">
            <text:p>11.38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4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1232" calcext:value-type="float">
            <text:p>11.38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4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3904" calcext:value-type="float">
            <text:p>11.42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5616" calcext:value-type="float">
            <text:p>11.40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4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6472" calcext:value-type="float">
            <text:p>11.39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4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8184" calcext:value-type="float">
            <text:p>11.37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4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5136" calcext:value-type="float">
            <text:p>11.37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4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0376" calcext:value-type="float">
            <text:p>11.39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428" calcext:value-type="float">
            <text:p>11.38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4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1232" calcext:value-type="float">
            <text:p>11.38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4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6848" calcext:value-type="float">
            <text:p>11.35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4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5992" calcext:value-type="float">
            <text:p>11.36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4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7328" calcext:value-type="float">
            <text:p>11.38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1232" calcext:value-type="float">
            <text:p>11.38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4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904" calcext:value-type="float">
            <text:p>11.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4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2088" calcext:value-type="float">
            <text:p>11.37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4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6848" calcext:value-type="float">
            <text:p>11.35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4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0272" calcext:value-type="float">
            <text:p>11.32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5888" calcext:value-type="float">
            <text:p>11.29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4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1984" calcext:value-type="float">
            <text:p>11.30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4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1984" calcext:value-type="float">
            <text:p>11.30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4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1984" calcext:value-type="float">
            <text:p>11.30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4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284" calcext:value-type="float">
            <text:p>11.29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8456" calcext:value-type="float">
            <text:p>11.26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4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8456" calcext:value-type="float">
            <text:p>11.26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4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9312" calcext:value-type="float">
            <text:p>11.25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4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0168" calcext:value-type="float">
            <text:p>11.25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4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8456" calcext:value-type="float">
            <text:p>11.26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8456" calcext:value-type="float">
            <text:p>11.26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4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1984" calcext:value-type="float">
            <text:p>11.30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4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808" calcext:value-type="float">
            <text:p>11.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4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284" calcext:value-type="float">
            <text:p>11.29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4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4656" calcext:value-type="float">
            <text:p>11.34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428" calcext:value-type="float">
            <text:p>11.38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4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7704" calcext:value-type="float">
            <text:p>11.34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4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1608" calcext:value-type="float">
            <text:p>11.34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4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952" calcext:value-type="float">
            <text:p>11.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4-06-26 15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1232" calcext:value-type="float">
            <text:p>11.38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2568" calcext:value-type="float">
            <text:p>11.40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4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428" calcext:value-type="float">
            <text:p>11.38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4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7328" calcext:value-type="float">
            <text:p>11.38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4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2568" calcext:value-type="float">
            <text:p>11.40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4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7536" calcext:value-type="float">
            <text:p>11.52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4592" calcext:value-type="float">
            <text:p>11.59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4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3736" calcext:value-type="float">
            <text:p>11.60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4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192" calcext:value-type="float">
            <text:p>11.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4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0688" calcext:value-type="float">
            <text:p>11.60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4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8976" calcext:value-type="float">
            <text:p>11.61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908" calcext:value-type="float">
            <text:p>11.68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4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7368" calcext:value-type="float">
            <text:p>11.70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4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9936" calcext:value-type="float">
            <text:p>11.67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4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0792" calcext:value-type="float">
            <text:p>11.67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4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6888" calcext:value-type="float">
            <text:p>11.67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432" calcext:value-type="float">
            <text:p>11.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4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8224" calcext:value-type="float">
            <text:p>11.69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4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6888" calcext:value-type="float">
            <text:p>11.67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4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384" calcext:value-type="float">
            <text:p>11.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4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5552" calcext:value-type="float">
            <text:p>11.65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0312" calcext:value-type="float">
            <text:p>11.64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4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5552" calcext:value-type="float">
            <text:p>11.65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4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0792" calcext:value-type="float">
            <text:p>11.67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4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48" calcext:value-type="float">
            <text:p>11.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4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9184" calcext:value-type="float">
            <text:p>11.75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4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8808" calcext:value-type="float">
            <text:p>11.79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7952" calcext:value-type="float">
            <text:p>11.80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4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9288" calcext:value-type="float">
            <text:p>11.82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4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0144" calcext:value-type="float">
            <text:p>11.82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4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9664" calcext:value-type="float">
            <text:p>11.78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4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7472" calcext:value-type="float">
            <text:p>11.77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576" calcext:value-type="float">
            <text:p>11.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4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7472" calcext:value-type="float">
            <text:p>11.77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4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7096" calcext:value-type="float">
            <text:p>11.81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4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4048" calcext:value-type="float">
            <text:p>11.81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4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2816" calcext:value-type="float">
            <text:p>11.86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768" calcext:value-type="float">
            <text:p>11.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4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4256" calcext:value-type="float">
            <text:p>11.95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4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1584" calcext:value-type="float">
            <text:p>11.91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4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6344" calcext:value-type="float">
            <text:p>11.89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4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9392" calcext:value-type="float">
            <text:p>11.89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4632" calcext:value-type="float">
            <text:p>11.91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4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4632" calcext:value-type="float">
            <text:p>11.91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4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244" calcext:value-type="float">
            <text:p>11.90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4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5008" calcext:value-type="float">
            <text:p>11.87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4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3296" calcext:value-type="float">
            <text:p>11.89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9392" calcext:value-type="float">
            <text:p>11.89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4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8536" calcext:value-type="float">
            <text:p>11.90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4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1104" calcext:value-type="float">
            <text:p>11.88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4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8432" calcext:value-type="float">
            <text:p>11.83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4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3296" calcext:value-type="float">
            <text:p>11.89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292" calcext:value-type="float">
            <text:p>11.93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4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5112" calcext:value-type="float">
            <text:p>11.94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4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7304" calcext:value-type="float">
            <text:p>11.95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4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5592" calcext:value-type="float">
            <text:p>11.97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4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912" calcext:value-type="float">
            <text:p>12.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6072" calcext:value-type="float">
            <text:p>12.00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4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3024" calcext:value-type="float">
            <text:p>12.00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4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7408" calcext:value-type="float">
            <text:p>12.02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4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3024" calcext:value-type="float">
            <text:p>12.00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4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9976" calcext:value-type="float">
            <text:p>11.99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484" calcext:value-type="float">
            <text:p>12.0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4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3128" calcext:value-type="float">
            <text:p>12.07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4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5216" calcext:value-type="float">
            <text:p>12.01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4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6072" calcext:value-type="float">
            <text:p>12.00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4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0936" calcext:value-type="float">
            <text:p>12.06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532" calcext:value-type="float">
            <text:p>12.08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4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9224" calcext:value-type="float">
            <text:p>12.07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4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9224" calcext:value-type="float">
            <text:p>12.07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4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6552" calcext:value-type="float">
            <text:p>12.03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4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5696" calcext:value-type="float">
            <text:p>12.04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6656" calcext:value-type="float">
            <text:p>12.10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4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9224" calcext:value-type="float">
            <text:p>12.07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4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008" calcext:value-type="float">
            <text:p>12.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3608" calcext:value-type="float">
            <text:p>12.10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4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7032" calcext:value-type="float">
            <text:p>12.06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6176" calcext:value-type="float">
            <text:p>12.07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532" calcext:value-type="float">
            <text:p>12.08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008" calcext:value-type="float">
            <text:p>12.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4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2272" calcext:value-type="float">
            <text:p>12.08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4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8848" calcext:value-type="float">
            <text:p>12.11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4088" calcext:value-type="float">
            <text:p>12.13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9704" calcext:value-type="float">
            <text:p>12.10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6176" calcext:value-type="float">
            <text:p>12.07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4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8368" calcext:value-type="float">
            <text:p>12.08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9704" calcext:value-type="float">
            <text:p>12.10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4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8848" calcext:value-type="float">
            <text:p>12.11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2752" calcext:value-type="float">
            <text:p>12.11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4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9704" calcext:value-type="float">
            <text:p>12.10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4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3232" calcext:value-type="float">
            <text:p>12.14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3232" calcext:value-type="float">
            <text:p>12.14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4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532" calcext:value-type="float">
            <text:p>12.08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4464" calcext:value-type="float">
            <text:p>12.09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4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0184" calcext:value-type="float">
            <text:p>12.14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4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1144" calcext:value-type="float">
            <text:p>12.20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4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5048" calcext:value-type="float">
            <text:p>12.19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4-03-21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5528" calcext:value-type="float">
            <text:p>12.22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6384" calcext:value-type="float">
            <text:p>12.21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9328" calcext:value-type="float">
            <text:p>12.14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1144" calcext:value-type="float">
            <text:p>12.20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4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8096" calcext:value-type="float">
            <text:p>12.19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4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5424" calcext:value-type="float">
            <text:p>12.15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2" calcext:value-type="float">
            <text:p>12.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4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5904" calcext:value-type="float">
            <text:p>12.18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4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4568" calcext:value-type="float">
            <text:p>12.16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0184" calcext:value-type="float">
            <text:p>12.14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4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628" calcext:value-type="float">
            <text:p>12.14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4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8952" calcext:value-type="float">
            <text:p>12.18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4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2856" calcext:value-type="float">
            <text:p>12.18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4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2" calcext:value-type="float">
            <text:p>12.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4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9808" calcext:value-type="float">
            <text:p>12.17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4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8952" calcext:value-type="float">
            <text:p>12.18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4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1144" calcext:value-type="float">
            <text:p>12.20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4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5904" calcext:value-type="float">
            <text:p>12.18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4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1896" calcext:value-type="float">
            <text:p>12.12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4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5424" calcext:value-type="float">
            <text:p>12.15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4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152" calcext:value-type="float">
            <text:p>12.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4-0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1144" calcext:value-type="float">
            <text:p>12.20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4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248" calcext:value-type="float">
            <text:p>12.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4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2752" calcext:value-type="float">
            <text:p>12.11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4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2752" calcext:value-type="float">
            <text:p>12.11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4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9328" calcext:value-type="float">
            <text:p>12.14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4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4568" calcext:value-type="float">
            <text:p>12.16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4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8472" calcext:value-type="float">
            <text:p>12.15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4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0184" calcext:value-type="float">
            <text:p>12.14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4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628" calcext:value-type="float">
            <text:p>12.14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4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5424" calcext:value-type="float">
            <text:p>12.15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4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152" calcext:value-type="float">
            <text:p>12.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4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3232" calcext:value-type="float">
            <text:p>12.14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4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3232" calcext:value-type="float">
            <text:p>12.14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4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8952" calcext:value-type="float">
            <text:p>12.18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4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9808" calcext:value-type="float">
            <text:p>12.17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4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0664" calcext:value-type="float">
            <text:p>12.17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4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7616" calcext:value-type="float">
            <text:p>12.16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4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9328" calcext:value-type="float">
            <text:p>12.14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4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0664" calcext:value-type="float">
            <text:p>12.17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4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2856" calcext:value-type="float">
            <text:p>12.18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4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3232" calcext:value-type="float">
            <text:p>12.14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4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7512" calcext:value-type="float">
            <text:p>12.09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4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0184" calcext:value-type="float">
            <text:p>12.14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4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3712" calcext:value-type="float">
            <text:p>12.17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4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8952" calcext:value-type="float">
            <text:p>12.18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4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5904" calcext:value-type="float">
            <text:p>12.18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4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9808" calcext:value-type="float">
            <text:p>12.17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4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8952" calcext:value-type="float">
            <text:p>12.18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4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0664" calcext:value-type="float">
            <text:p>12.17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4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7616" calcext:value-type="float">
            <text:p>12.16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4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676" calcext:value-type="float">
            <text:p>12.17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4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7616" calcext:value-type="float">
            <text:p>12.16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4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8096" calcext:value-type="float">
            <text:p>12.19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4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4192" calcext:value-type="float">
            <text:p>12.20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4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8096" calcext:value-type="float">
            <text:p>12.19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4-01-25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5904" calcext:value-type="float">
            <text:p>12.18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4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2856" calcext:value-type="float">
            <text:p>12.18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4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5048" calcext:value-type="float">
            <text:p>12.19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4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7616" calcext:value-type="float">
            <text:p>12.16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4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676" calcext:value-type="float">
            <text:p>12.17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4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4672" calcext:value-type="float">
            <text:p>12.23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4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248" calcext:value-type="float">
            <text:p>12.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4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8952" calcext:value-type="float">
            <text:p>12.18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4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3232" calcext:value-type="float">
            <text:p>12.14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4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3232" calcext:value-type="float">
            <text:p>12.14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4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2856" calcext:value-type="float">
            <text:p>12.18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4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9808" calcext:value-type="float">
            <text:p>12.17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4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628" calcext:value-type="float">
            <text:p>12.14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4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104" calcext:value-type="float">
            <text:p>12.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4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628" calcext:value-type="float">
            <text:p>12.14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4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1416" calcext:value-type="float">
            <text:p>12.09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4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7512" calcext:value-type="float">
            <text:p>12.09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4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0664" calcext:value-type="float">
            <text:p>12.17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4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152" calcext:value-type="float">
            <text:p>12.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4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8848" calcext:value-type="float">
            <text:p>12.11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4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5424" calcext:value-type="float">
            <text:p>12.15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4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1144" calcext:value-type="float">
            <text:p>12.20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4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2856" calcext:value-type="float">
            <text:p>12.18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4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0664" calcext:value-type="float">
            <text:p>12.17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4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1144" calcext:value-type="float">
            <text:p>12.20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3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8096" calcext:value-type="float">
            <text:p>12.19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3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5424" calcext:value-type="float">
            <text:p>12.15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3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8472" calcext:value-type="float">
            <text:p>12.15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3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676" calcext:value-type="float">
            <text:p>12.17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3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5904" calcext:value-type="float">
            <text:p>12.18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3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0664" calcext:value-type="float">
            <text:p>12.17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3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9808" calcext:value-type="float">
            <text:p>12.17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3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4192" calcext:value-type="float">
            <text:p>12.20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3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8576" calcext:value-type="float">
            <text:p>12.22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3-12-22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1624" calcext:value-type="float">
            <text:p>12.23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3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6008" calcext:value-type="float">
            <text:p>12.25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3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82" calcext:value-type="float">
            <text:p>12.26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3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3816" calcext:value-type="float">
            <text:p>12.24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3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1248" calcext:value-type="float">
            <text:p>12.27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3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8576" calcext:value-type="float">
            <text:p>12.22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3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0768" calcext:value-type="float">
            <text:p>12.24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3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2584" calcext:value-type="float">
            <text:p>12.29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3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3064" calcext:value-type="float">
            <text:p>12.32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3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0496" calcext:value-type="float">
            <text:p>12.35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3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44" calcext:value-type="float">
            <text:p>12.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3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0872" calcext:value-type="float">
            <text:p>12.31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3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0016" calcext:value-type="float">
            <text:p>12.32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3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0392" calcext:value-type="float">
            <text:p>12.28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3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9912" calcext:value-type="float">
            <text:p>12.24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3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2104" calcext:value-type="float">
            <text:p>12.26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3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7824" calcext:value-type="float">
            <text:p>12.30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3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8304" calcext:value-type="float">
            <text:p>12.33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3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6968" calcext:value-type="float">
            <text:p>12.31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3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7824" calcext:value-type="float">
            <text:p>12.30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3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3064" calcext:value-type="float">
            <text:p>12.32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3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6968" calcext:value-type="float">
            <text:p>12.31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3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0392" calcext:value-type="float">
            <text:p>12.28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3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344" calcext:value-type="float">
            <text:p>12.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3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344" calcext:value-type="float">
            <text:p>12.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3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7344" calcext:value-type="float">
            <text:p>12.27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3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4672" calcext:value-type="float">
            <text:p>12.23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3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4296" calcext:value-type="float">
            <text:p>12.27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3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0016" calcext:value-type="float">
            <text:p>12.32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3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1248" calcext:value-type="float">
            <text:p>12.27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3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724" calcext:value-type="float">
            <text:p>12.20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3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8576" calcext:value-type="float">
            <text:p>12.22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3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772" calcext:value-type="float">
            <text:p>12.23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3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6384" calcext:value-type="float">
            <text:p>12.21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3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0288" calcext:value-type="float">
            <text:p>12.21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3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6384" calcext:value-type="float">
            <text:p>12.21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3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4568" calcext:value-type="float">
            <text:p>12.16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3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4192" calcext:value-type="float">
            <text:p>12.20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3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2" calcext:value-type="float">
            <text:p>12.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3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4672" calcext:value-type="float">
            <text:p>12.23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3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1144" calcext:value-type="float">
            <text:p>12.20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3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248" calcext:value-type="float">
            <text:p>12.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3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5528" calcext:value-type="float">
            <text:p>12.22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3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8096" calcext:value-type="float">
            <text:p>12.19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3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0664" calcext:value-type="float">
            <text:p>12.17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3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5904" calcext:value-type="float">
            <text:p>12.18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3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9328" calcext:value-type="float">
            <text:p>12.14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3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3336" calcext:value-type="float">
            <text:p>12.21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3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2" calcext:value-type="float">
            <text:p>12.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3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1144" calcext:value-type="float">
            <text:p>12.20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248" calcext:value-type="float">
            <text:p>12.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3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772" calcext:value-type="float">
            <text:p>12.23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1624" calcext:value-type="float">
            <text:p>12.23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3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9056" calcext:value-type="float">
            <text:p>12.25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3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344" calcext:value-type="float">
            <text:p>12.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3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2104" calcext:value-type="float">
            <text:p>12.26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3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8576" calcext:value-type="float">
            <text:p>12.22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7344" calcext:value-type="float">
            <text:p>12.27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3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2584" calcext:value-type="float">
            <text:p>12.29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3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7824" calcext:value-type="float">
            <text:p>12.30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3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44" calcext:value-type="float">
            <text:p>12.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3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3064" calcext:value-type="float">
            <text:p>12.32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4776" calcext:value-type="float">
            <text:p>12.30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3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7824" calcext:value-type="float">
            <text:p>12.30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3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2584" calcext:value-type="float">
            <text:p>12.29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3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3064" calcext:value-type="float">
            <text:p>12.32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3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964" calcext:value-type="float">
            <text:p>12.35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7072" calcext:value-type="float">
            <text:p>12.38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3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9264" calcext:value-type="float">
            <text:p>12.39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3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6216" calcext:value-type="float">
            <text:p>12.39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3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8032" calcext:value-type="float">
            <text:p>12.44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3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584" calcext:value-type="float">
            <text:p>12.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1936" calcext:value-type="float">
            <text:p>12.4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3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108" calcext:value-type="float">
            <text:p>12.45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3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3272" calcext:value-type="float">
            <text:p>12.46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3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2896" calcext:value-type="float">
            <text:p>12.50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3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4608" calcext:value-type="float">
            <text:p>12.48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632" calcext:value-type="float">
            <text:p>12.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3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4128" calcext:value-type="float">
            <text:p>12.45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3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3272" calcext:value-type="float">
            <text:p>12.46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3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156" calcext:value-type="float">
            <text:p>12.48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3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9848" calcext:value-type="float">
            <text:p>12.49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0704" calcext:value-type="float">
            <text:p>12.49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3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4608" calcext:value-type="float">
            <text:p>12.48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3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8992" calcext:value-type="float">
            <text:p>12.50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3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6424" calcext:value-type="float">
            <text:p>12.53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3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4712" calcext:value-type="float">
            <text:p>12.55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0808" calcext:value-type="float">
            <text:p>12.56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3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3" calcext:value-type="float">
            <text:p>12.5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3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0432" calcext:value-type="float">
            <text:p>12.60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3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0912" calcext:value-type="float">
            <text:p>12.63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3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2624" calcext:value-type="float">
            <text:p>12.61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3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4336" calcext:value-type="float">
            <text:p>12.59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3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7384" calcext:value-type="float">
            <text:p>12.59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3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7864" calcext:value-type="float">
            <text:p>12.62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3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3104" calcext:value-type="float">
            <text:p>12.64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6632" calcext:value-type="float">
            <text:p>12.67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3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1496" calcext:value-type="float">
            <text:p>12.73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3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54" calcext:value-type="float">
            <text:p>12.72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3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7968" calcext:value-type="float">
            <text:p>12.6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3-09-11 15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4544" calcext:value-type="float">
            <text:p>12.73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1016" calcext:value-type="float">
            <text:p>12.70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3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7112" calcext:value-type="float">
            <text:p>12.70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3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7592" calcext:value-type="float">
            <text:p>12.73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3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7216" calcext:value-type="float">
            <text:p>12.77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3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684" calcext:value-type="float">
            <text:p>12.81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4752" calcext:value-type="float">
            <text:p>12.87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3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9616" calcext:value-type="float">
            <text:p>12.92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3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256" calcext:value-type="float">
            <text:p>12.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3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2936" calcext:value-type="float">
            <text:p>12.82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3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1912" calcext:value-type="float">
            <text:p>13.01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3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4752" calcext:value-type="float">
            <text:p>12.87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8344" calcext:value-type="float">
            <text:p>12.65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3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2248" calcext:value-type="float">
            <text:p>12.65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3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7592" calcext:value-type="float">
            <text:p>12.73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3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2664" calcext:value-type="float">
            <text:p>12.93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3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54" calcext:value-type="float">
            <text:p>12.72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3104" calcext:value-type="float">
            <text:p>12.64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3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1392" calcext:value-type="float">
            <text:p>12.66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3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6424" calcext:value-type="float">
            <text:p>12.53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3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5192" calcext:value-type="float">
            <text:p>12.58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3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5672" calcext:value-type="float">
            <text:p>12.61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016" calcext:value-type="float">
            <text:p>12.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3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8512" calcext:value-type="float">
            <text:p>12.47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3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1456" calcext:value-type="float">
            <text:p>12.41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3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8784" calcext:value-type="float">
            <text:p>12.36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3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1352" calcext:value-type="float">
            <text:p>12.34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012" calcext:value-type="float">
            <text:p>12.39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3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3168" calcext:value-type="float">
            <text:p>12.39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3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2792" calcext:value-type="float">
            <text:p>12.43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3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8888" calcext:value-type="float">
            <text:p>12.43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3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7176" calcext:value-type="float">
            <text:p>12.45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1288" calcext:value-type="float">
            <text:p>12.59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3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016" calcext:value-type="float">
            <text:p>12.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3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204" calcext:value-type="float">
            <text:p>12.51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3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4712" calcext:value-type="float">
            <text:p>12.55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3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5776" calcext:value-type="float">
            <text:p>12.68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1976" calcext:value-type="float">
            <text:p>12.76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3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68" calcext:value-type="float">
            <text:p>12.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3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3752" calcext:value-type="float">
            <text:p>12.49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3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1664" calcext:value-type="float">
            <text:p>12.55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3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2352" calcext:value-type="float">
            <text:p>12.72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3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7968" calcext:value-type="float">
            <text:p>12.6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8032" calcext:value-type="float">
            <text:p>12.44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3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9368" calcext:value-type="float">
            <text:p>12.46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3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584" calcext:value-type="float">
            <text:p>12.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3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6696" calcext:value-type="float">
            <text:p>12.42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3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584" calcext:value-type="float">
            <text:p>12.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3376" calcext:value-type="float">
            <text:p>12.53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3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4064" calcext:value-type="float">
            <text:p>12.70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3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1976" calcext:value-type="float">
            <text:p>12.76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3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3752" calcext:value-type="float">
            <text:p>12.49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3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7656" calcext:value-type="float">
            <text:p>12.48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7008" calcext:value-type="float">
            <text:p>12.63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3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2728" calcext:value-type="float">
            <text:p>12.68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3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3856" calcext:value-type="float">
            <text:p>12.56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3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8616" calcext:value-type="float">
            <text:p>12.54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3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868" calcext:value-type="float">
            <text:p>12.29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4296" calcext:value-type="float">
            <text:p>12.27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3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3816" calcext:value-type="float">
            <text:p>12.24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3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9432" calcext:value-type="float">
            <text:p>12.21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3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1624" calcext:value-type="float">
            <text:p>12.23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3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7344" calcext:value-type="float">
            <text:p>12.27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6008" calcext:value-type="float">
            <text:p>12.25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3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7344" calcext:value-type="float">
            <text:p>12.27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3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8784" calcext:value-type="float">
            <text:p>12.36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3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7344" calcext:value-type="float">
            <text:p>12.27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3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1248" calcext:value-type="float">
            <text:p>12.27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9744" calcext:value-type="float">
            <text:p>12.42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3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488" calcext:value-type="float">
            <text:p>12.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3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0016" calcext:value-type="float">
            <text:p>12.32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3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916" calcext:value-type="float">
            <text:p>12.32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3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1456" calcext:value-type="float">
            <text:p>12.41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628" calcext:value-type="float">
            <text:p>12.14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3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532" calcext:value-type="float">
            <text:p>12.08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3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008" calcext:value-type="float">
            <text:p>12.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3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1416" calcext:value-type="float">
            <text:p>12.09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3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532" calcext:value-type="float">
            <text:p>12.08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7032" calcext:value-type="float">
            <text:p>12.06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3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1416" calcext:value-type="float">
            <text:p>12.09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3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9704" calcext:value-type="float">
            <text:p>12.10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3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2752" calcext:value-type="float">
            <text:p>12.11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3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2752" calcext:value-type="float">
            <text:p>12.11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6656" calcext:value-type="float">
            <text:p>12.10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3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4464" calcext:value-type="float">
            <text:p>12.09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3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6656" calcext:value-type="float">
            <text:p>12.10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3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7136" calcext:value-type="float">
            <text:p>12.13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3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2376" calcext:value-type="float">
            <text:p>12.15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104" calcext:value-type="float">
            <text:p>12.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3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6176" calcext:value-type="float">
            <text:p>12.07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3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5696" calcext:value-type="float">
            <text:p>12.04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3-06-12 13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5696" calcext:value-type="float">
            <text:p>12.04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3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2648" calcext:value-type="float">
            <text:p>12.04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3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96" calcext:value-type="float">
            <text:p>12.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5216" calcext:value-type="float">
            <text:p>12.01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3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388" calcext:value-type="float">
            <text:p>11.99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3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6448" calcext:value-type="float">
            <text:p>11.96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3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5968" calcext:value-type="float">
            <text:p>11.93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3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2544" calcext:value-type="float">
            <text:p>11.97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0728" calcext:value-type="float">
            <text:p>11.92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3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1376" calcext:value-type="float">
            <text:p>11.77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3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6136" calcext:value-type="float">
            <text:p>11.75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3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6136" calcext:value-type="float">
            <text:p>11.75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3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6992" calcext:value-type="float">
            <text:p>11.74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3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956" calcext:value-type="float">
            <text:p>11.71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432" calcext:value-type="float">
            <text:p>11.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3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432" calcext:value-type="float">
            <text:p>11.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3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1272" calcext:value-type="float">
            <text:p>11.70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3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432" calcext:value-type="float">
            <text:p>11.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3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0416" calcext:value-type="float">
            <text:p>11.71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432" calcext:value-type="float">
            <text:p>11.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3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908" calcext:value-type="float">
            <text:p>11.68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3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86" calcext:value-type="float">
            <text:p>11.65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3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2504" calcext:value-type="float">
            <text:p>11.65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3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2504" calcext:value-type="float">
            <text:p>11.65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1648" calcext:value-type="float">
            <text:p>11.66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3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6408" calcext:value-type="float">
            <text:p>11.64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3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9832" calcext:value-type="float">
            <text:p>11.60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3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2024" calcext:value-type="float">
            <text:p>11.62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3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9832" calcext:value-type="float">
            <text:p>11.60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0792" calcext:value-type="float">
            <text:p>11.67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3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3464" calcext:value-type="float">
            <text:p>11.71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3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8224" calcext:value-type="float">
            <text:p>11.69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3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6888" calcext:value-type="float">
            <text:p>11.67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3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384" calcext:value-type="float">
            <text:p>11.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908" calcext:value-type="float">
            <text:p>11.68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3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8224" calcext:value-type="float">
            <text:p>11.69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3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9936" calcext:value-type="float">
            <text:p>11.67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3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384" calcext:value-type="float">
            <text:p>11.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3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9936" calcext:value-type="float">
            <text:p>11.67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2984" calcext:value-type="float">
            <text:p>11.68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3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384" calcext:value-type="float">
            <text:p>11.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3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6032" calcext:value-type="float">
            <text:p>11.68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3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6888" calcext:value-type="float">
            <text:p>11.67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3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5552" calcext:value-type="float">
            <text:p>11.65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9456" calcext:value-type="float">
            <text:p>11.64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3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9456" calcext:value-type="float">
            <text:p>11.64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3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1648" calcext:value-type="float">
            <text:p>11.66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3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6408" calcext:value-type="float">
            <text:p>11.64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3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5176" calcext:value-type="float">
            <text:p>11.69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3464" calcext:value-type="float">
            <text:p>11.71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3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1272" calcext:value-type="float">
            <text:p>11.70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3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7368" calcext:value-type="float">
            <text:p>11.70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3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2128" calcext:value-type="float">
            <text:p>11.69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3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7744" calcext:value-type="float">
            <text:p>11.66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6888" calcext:value-type="float">
            <text:p>11.67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3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432" calcext:value-type="float">
            <text:p>11.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3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1752" calcext:value-type="float">
            <text:p>11.73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3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6512" calcext:value-type="float">
            <text:p>11.71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3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3464" calcext:value-type="float">
            <text:p>11.71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6512" calcext:value-type="float">
            <text:p>11.71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3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5176" calcext:value-type="float">
            <text:p>11.69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3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6032" calcext:value-type="float">
            <text:p>11.68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3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1272" calcext:value-type="float">
            <text:p>11.70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3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3944" calcext:value-type="float">
            <text:p>11.74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6616" calcext:value-type="float">
            <text:p>11.78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3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7952" calcext:value-type="float">
            <text:p>11.80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3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8432" calcext:value-type="float">
            <text:p>11.83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3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9392" calcext:value-type="float">
            <text:p>11.89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3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3776" calcext:value-type="float">
            <text:p>11.92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672" calcext:value-type="float">
            <text:p>11.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3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672" calcext:value-type="float">
            <text:p>11.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3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4152" calcext:value-type="float">
            <text:p>11.88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3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1104" calcext:value-type="float">
            <text:p>11.88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4632" calcext:value-type="float">
            <text:p>11.91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3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8536" calcext:value-type="float">
            <text:p>11.90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3-03-30 12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2648" calcext:value-type="float">
            <text:p>12.04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436" calcext:value-type="float">
            <text:p>12.02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3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532" calcext:value-type="float">
            <text:p>12.08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3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1416" calcext:value-type="float">
            <text:p>12.09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3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2752" calcext:value-type="float">
            <text:p>12.11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3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056" calcext:value-type="float">
            <text:p>12.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9224" calcext:value-type="float">
            <text:p>12.07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3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2752" calcext:value-type="float">
            <text:p>12.11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3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628" calcext:value-type="float">
            <text:p>12.14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3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7992" calcext:value-type="float">
            <text:p>12.12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3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628" calcext:value-type="float">
            <text:p>12.14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0184" calcext:value-type="float">
            <text:p>12.14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3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2376" calcext:value-type="float">
            <text:p>12.15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3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3712" calcext:value-type="float">
            <text:p>12.17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3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628" calcext:value-type="float">
            <text:p>12.14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3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58" calcext:value-type="float">
            <text:p>12.11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3232" calcext:value-type="float">
            <text:p>12.14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3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724" calcext:value-type="float">
            <text:p>12.20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3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3336" calcext:value-type="float">
            <text:p>12.21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3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8472" calcext:value-type="float">
            <text:p>12.15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3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7616" calcext:value-type="float">
            <text:p>12.16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3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8952" calcext:value-type="float">
            <text:p>12.18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3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724" calcext:value-type="float">
            <text:p>12.20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3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1624" calcext:value-type="float">
            <text:p>12.23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3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6864" calcext:value-type="float">
            <text:p>12.24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3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724" calcext:value-type="float">
            <text:p>12.20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3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248" calcext:value-type="float">
            <text:p>12.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3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8096" calcext:value-type="float">
            <text:p>12.19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3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5424" calcext:value-type="float">
            <text:p>12.15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3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2" calcext:value-type="float">
            <text:p>12.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3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152" calcext:value-type="float">
            <text:p>12.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3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676" calcext:value-type="float">
            <text:p>12.17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3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7992" calcext:value-type="float">
            <text:p>12.12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3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9808" calcext:value-type="float">
            <text:p>12.17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3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0288" calcext:value-type="float">
            <text:p>12.21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3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9536" calcext:value-type="float">
            <text:p>12.28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3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1624" calcext:value-type="float">
            <text:p>12.23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3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8096" calcext:value-type="float">
            <text:p>12.19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3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8096" calcext:value-type="float">
            <text:p>12.19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3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152" calcext:value-type="float">
            <text:p>12.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3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3712" calcext:value-type="float">
            <text:p>12.17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3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5048" calcext:value-type="float">
            <text:p>12.19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3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1624" calcext:value-type="float">
            <text:p>12.23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3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6864" calcext:value-type="float">
            <text:p>12.24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3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4192" calcext:value-type="float">
            <text:p>12.20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3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8472" calcext:value-type="float">
            <text:p>12.15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3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0288" calcext:value-type="float">
            <text:p>12.21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3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5528" calcext:value-type="float">
            <text:p>12.22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3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9912" calcext:value-type="float">
            <text:p>12.24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3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6488" calcext:value-type="float">
            <text:p>12.28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3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772" calcext:value-type="float">
            <text:p>12.23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3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772" calcext:value-type="float">
            <text:p>12.23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3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4672" calcext:value-type="float">
            <text:p>12.23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3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724" calcext:value-type="float">
            <text:p>12.20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3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248" calcext:value-type="float">
            <text:p>12.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3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8096" calcext:value-type="float">
            <text:p>12.19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3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2584" calcext:value-type="float">
            <text:p>12.29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3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82" calcext:value-type="float">
            <text:p>12.26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3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3816" calcext:value-type="float">
            <text:p>12.24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3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5152" calcext:value-type="float">
            <text:p>12.26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3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9536" calcext:value-type="float">
            <text:p>12.28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3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2584" calcext:value-type="float">
            <text:p>12.29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3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4296" calcext:value-type="float">
            <text:p>12.27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3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2" calcext:value-type="float">
            <text:p>12.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3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3336" calcext:value-type="float">
            <text:p>12.21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3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1144" calcext:value-type="float">
            <text:p>12.20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3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8576" calcext:value-type="float">
            <text:p>12.22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3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248" calcext:value-type="float">
            <text:p>12.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3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6384" calcext:value-type="float">
            <text:p>12.21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3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1624" calcext:value-type="float">
            <text:p>12.23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3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6864" calcext:value-type="float">
            <text:p>12.24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3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5048" calcext:value-type="float">
            <text:p>12.19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3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8576" calcext:value-type="float">
            <text:p>12.22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3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5048" calcext:value-type="float">
            <text:p>12.19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3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152" calcext:value-type="float">
            <text:p>12.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3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8952" calcext:value-type="float">
            <text:p>12.18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3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0288" calcext:value-type="float">
            <text:p>12.21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3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82" calcext:value-type="float">
            <text:p>12.26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3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9056" calcext:value-type="float">
            <text:p>12.25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3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3336" calcext:value-type="float">
            <text:p>12.21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3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724" calcext:value-type="float">
            <text:p>12.20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3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724" calcext:value-type="float">
            <text:p>12.20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3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0768" calcext:value-type="float">
            <text:p>12.24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3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7344" calcext:value-type="float">
            <text:p>12.27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3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9056" calcext:value-type="float">
            <text:p>12.25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3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5528" calcext:value-type="float">
            <text:p>12.22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3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8952" calcext:value-type="float">
            <text:p>12.18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3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3712" calcext:value-type="float">
            <text:p>12.17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3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8576" calcext:value-type="float">
            <text:p>12.22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3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248" calcext:value-type="float">
            <text:p>12.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2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5048" calcext:value-type="float">
            <text:p>12.19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2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4672" calcext:value-type="float">
            <text:p>12.23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2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8952" calcext:value-type="float">
            <text:p>12.18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2-12-28 14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3232" calcext:value-type="float">
            <text:p>12.14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2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5424" calcext:value-type="float">
            <text:p>12.15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2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9808" calcext:value-type="float">
            <text:p>12.17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2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3816" calcext:value-type="float">
            <text:p>12.24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2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8576" calcext:value-type="float">
            <text:p>12.22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2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772" calcext:value-type="float">
            <text:p>12.23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2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9432" calcext:value-type="float">
            <text:p>12.21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2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6384" calcext:value-type="float">
            <text:p>12.21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2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1624" calcext:value-type="float">
            <text:p>12.23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2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82" calcext:value-type="float">
            <text:p>12.26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2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0768" calcext:value-type="float">
            <text:p>12.24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2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772" calcext:value-type="float">
            <text:p>12.23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2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2856" calcext:value-type="float">
            <text:p>12.18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2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104" calcext:value-type="float">
            <text:p>12.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2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4464" calcext:value-type="float">
            <text:p>12.09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2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0184" calcext:value-type="float">
            <text:p>12.14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2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2856" calcext:value-type="float">
            <text:p>12.18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2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6384" calcext:value-type="float">
            <text:p>12.21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2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248" calcext:value-type="float">
            <text:p>12.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2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0288" calcext:value-type="float">
            <text:p>12.21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2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9432" calcext:value-type="float">
            <text:p>12.21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2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0768" calcext:value-type="float">
            <text:p>12.24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2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6008" calcext:value-type="float">
            <text:p>12.25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2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0288" calcext:value-type="float">
            <text:p>12.21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2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2856" calcext:value-type="float">
            <text:p>12.18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2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1144" calcext:value-type="float">
            <text:p>12.20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2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6864" calcext:value-type="float">
            <text:p>12.24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2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5424" calcext:value-type="float">
            <text:p>12.15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2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6384" calcext:value-type="float">
            <text:p>12.21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2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1624" calcext:value-type="float">
            <text:p>12.23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2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3712" calcext:value-type="float">
            <text:p>12.17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2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3232" calcext:value-type="float">
            <text:p>12.14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2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9328" calcext:value-type="float">
            <text:p>12.14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2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7136" calcext:value-type="float">
            <text:p>12.13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2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2856" calcext:value-type="float">
            <text:p>12.18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2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2856" calcext:value-type="float">
            <text:p>12.18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2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0664" calcext:value-type="float">
            <text:p>12.17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2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2" calcext:value-type="float">
            <text:p>12.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2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8096" calcext:value-type="float">
            <text:p>12.19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2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5904" calcext:value-type="float">
            <text:p>12.18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2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5904" calcext:value-type="float">
            <text:p>12.18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2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2856" calcext:value-type="float">
            <text:p>12.18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2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676" calcext:value-type="float">
            <text:p>12.17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2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676" calcext:value-type="float">
            <text:p>12.17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2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5904" calcext:value-type="float">
            <text:p>12.18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2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5048" calcext:value-type="float">
            <text:p>12.19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2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3336" calcext:value-type="float">
            <text:p>12.21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2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4192" calcext:value-type="float">
            <text:p>12.20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2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2856" calcext:value-type="float">
            <text:p>12.18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2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7136" calcext:value-type="float">
            <text:p>12.13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2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8472" calcext:value-type="float">
            <text:p>12.15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2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4672" calcext:value-type="float">
            <text:p>12.23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2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7344" calcext:value-type="float">
            <text:p>12.27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0184" calcext:value-type="float">
            <text:p>12.14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2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5048" calcext:value-type="float">
            <text:p>12.19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2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9808" calcext:value-type="float">
            <text:p>12.17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2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0288" calcext:value-type="float">
            <text:p>12.21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2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724" calcext:value-type="float">
            <text:p>12.20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2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5904" calcext:value-type="float">
            <text:p>12.18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724" calcext:value-type="float">
            <text:p>12.20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2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0768" calcext:value-type="float">
            <text:p>12.24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2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4296" calcext:value-type="float">
            <text:p>12.27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2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9536" calcext:value-type="float">
            <text:p>12.28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2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2104" calcext:value-type="float">
            <text:p>12.26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3816" calcext:value-type="float">
            <text:p>12.24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2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0768" calcext:value-type="float">
            <text:p>12.24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2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5528" calcext:value-type="float">
            <text:p>12.22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2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8096" calcext:value-type="float">
            <text:p>12.19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2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5424" calcext:value-type="float">
            <text:p>12.15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7616" calcext:value-type="float">
            <text:p>12.16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2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3336" calcext:value-type="float">
            <text:p>12.21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2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6864" calcext:value-type="float">
            <text:p>12.24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2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3816" calcext:value-type="float">
            <text:p>12.24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2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4672" calcext:value-type="float">
            <text:p>12.23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6384" calcext:value-type="float">
            <text:p>12.21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2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5048" calcext:value-type="float">
            <text:p>12.19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2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3336" calcext:value-type="float">
            <text:p>12.21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2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6384" calcext:value-type="float">
            <text:p>12.21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2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248" calcext:value-type="float">
            <text:p>12.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8576" calcext:value-type="float">
            <text:p>12.22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2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5528" calcext:value-type="float">
            <text:p>12.22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2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6864" calcext:value-type="float">
            <text:p>12.24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2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5632" calcext:value-type="float">
            <text:p>12.29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2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9536" calcext:value-type="float">
            <text:p>12.28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4296" calcext:value-type="float">
            <text:p>12.27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2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9912" calcext:value-type="float">
            <text:p>12.24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2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772" calcext:value-type="float">
            <text:p>12.23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2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2104" calcext:value-type="float">
            <text:p>12.26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2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82" calcext:value-type="float">
            <text:p>12.26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6488" calcext:value-type="float">
            <text:p>12.28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2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6968" calcext:value-type="float">
            <text:p>12.31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2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7448" calcext:value-type="float">
            <text:p>12.34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2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868" calcext:value-type="float">
            <text:p>12.29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2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772" calcext:value-type="float">
            <text:p>12.23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6384" calcext:value-type="float">
            <text:p>12.21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2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8952" calcext:value-type="float">
            <text:p>12.18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2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5528" calcext:value-type="float">
            <text:p>12.22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2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3816" calcext:value-type="float">
            <text:p>12.24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2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5528" calcext:value-type="float">
            <text:p>12.22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8096" calcext:value-type="float">
            <text:p>12.19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2-09-19 15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6864" calcext:value-type="float">
            <text:p>12.24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2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248" calcext:value-type="float">
            <text:p>12.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2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8952" calcext:value-type="float">
            <text:p>12.18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2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7616" calcext:value-type="float">
            <text:p>12.16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2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8472" calcext:value-type="float">
            <text:p>12.15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2856" calcext:value-type="float">
            <text:p>12.18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2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5048" calcext:value-type="float">
            <text:p>12.19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2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4568" calcext:value-type="float">
            <text:p>12.16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2-09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2376" calcext:value-type="float">
            <text:p>12.15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2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5424" calcext:value-type="float">
            <text:p>12.15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2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2" calcext:value-type="float">
            <text:p>12.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3336" calcext:value-type="float">
            <text:p>12.21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2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2" calcext:value-type="float">
            <text:p>12.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2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7616" calcext:value-type="float">
            <text:p>12.16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2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9808" calcext:value-type="float">
            <text:p>12.17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2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9328" calcext:value-type="float">
            <text:p>12.14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4944" calcext:value-type="float">
            <text:p>12.12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2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628" calcext:value-type="float">
            <text:p>12.14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2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7136" calcext:value-type="float">
            <text:p>12.13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2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056" calcext:value-type="float">
            <text:p>12.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2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1416" calcext:value-type="float">
            <text:p>12.09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2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7512" calcext:value-type="float">
            <text:p>12.09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9704" calcext:value-type="float">
            <text:p>12.10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2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7512" calcext:value-type="float">
            <text:p>12.09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2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6656" calcext:value-type="float">
            <text:p>12.10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2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8096" calcext:value-type="float">
            <text:p>12.19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2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3816" calcext:value-type="float">
            <text:p>12.24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772" calcext:value-type="float">
            <text:p>12.23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2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8096" calcext:value-type="float">
            <text:p>12.19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2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0664" calcext:value-type="float">
            <text:p>12.17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2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0184" calcext:value-type="float">
            <text:p>12.14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2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7992" calcext:value-type="float">
            <text:p>12.12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4944" calcext:value-type="float">
            <text:p>12.12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2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484" calcext:value-type="float">
            <text:p>12.0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2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6176" calcext:value-type="float">
            <text:p>12.07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2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1896" calcext:value-type="float">
            <text:p>12.12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2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7512" calcext:value-type="float">
            <text:p>12.09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7032" calcext:value-type="float">
            <text:p>12.06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2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3984" calcext:value-type="float">
            <text:p>12.06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2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0936" calcext:value-type="float">
            <text:p>12.06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2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6656" calcext:value-type="float">
            <text:p>12.10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2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0184" calcext:value-type="float">
            <text:p>12.14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3232" calcext:value-type="float">
            <text:p>12.14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2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4088" calcext:value-type="float">
            <text:p>12.13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2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104" calcext:value-type="float">
            <text:p>12.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2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7992" calcext:value-type="float">
            <text:p>12.12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2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3608" calcext:value-type="float">
            <text:p>12.10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1896" calcext:value-type="float">
            <text:p>12.12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2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7136" calcext:value-type="float">
            <text:p>12.13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2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1416" calcext:value-type="float">
            <text:p>12.09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2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0936" calcext:value-type="float">
            <text:p>12.06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2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532" calcext:value-type="float">
            <text:p>12.08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2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8848" calcext:value-type="float">
            <text:p>12.11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628" calcext:value-type="float">
            <text:p>12.14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2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6656" calcext:value-type="float">
            <text:p>12.10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2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056" calcext:value-type="float">
            <text:p>12.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2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4944" calcext:value-type="float">
            <text:p>12.12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2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628" calcext:value-type="float">
            <text:p>12.14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9328" calcext:value-type="float">
            <text:p>12.14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2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4944" calcext:value-type="float">
            <text:p>12.12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2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4464" calcext:value-type="float">
            <text:p>12.09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2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6656" calcext:value-type="float">
            <text:p>12.10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2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8744" calcext:value-type="float">
            <text:p>12.04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388" calcext:value-type="float">
            <text:p>11.99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2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9976" calcext:value-type="float">
            <text:p>11.99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2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436" calcext:value-type="float">
            <text:p>12.02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2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388" calcext:value-type="float">
            <text:p>11.99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2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864" calcext:value-type="float">
            <text:p>11.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7784" calcext:value-type="float">
            <text:p>11.98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2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5592" calcext:value-type="float">
            <text:p>11.97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2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9496" calcext:value-type="float">
            <text:p>11.96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2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6824" calcext:value-type="float">
            <text:p>11.92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2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1104" calcext:value-type="float">
            <text:p>11.88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0624" calcext:value-type="float">
            <text:p>11.85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2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672" calcext:value-type="float">
            <text:p>11.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2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7576" calcext:value-type="float">
            <text:p>11.84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2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2336" calcext:value-type="float">
            <text:p>11.83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2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5384" calcext:value-type="float">
            <text:p>11.83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7576" calcext:value-type="float">
            <text:p>11.84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2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2816" calcext:value-type="float">
            <text:p>11.86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2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6824" calcext:value-type="float">
            <text:p>11.92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2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5112" calcext:value-type="float">
            <text:p>11.94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2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5112" calcext:value-type="float">
            <text:p>11.94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72" calcext:value-type="float">
            <text:p>11.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2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8912" calcext:value-type="float">
            <text:p>11.86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2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5864" calcext:value-type="float">
            <text:p>11.86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2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6344" calcext:value-type="float">
            <text:p>11.89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2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6344" calcext:value-type="float">
            <text:p>11.89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2816" calcext:value-type="float">
            <text:p>11.86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2-06-24 14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5008" calcext:value-type="float">
            <text:p>11.87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2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7576" calcext:value-type="float">
            <text:p>11.84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2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3672" calcext:value-type="float">
            <text:p>11.85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2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672" calcext:value-type="float">
            <text:p>11.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2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2712" calcext:value-type="float">
            <text:p>11.79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2608" calcext:value-type="float">
            <text:p>11.72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2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336" calcext:value-type="float">
            <text:p>11.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2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5928" calcext:value-type="float">
            <text:p>11.61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2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4112" calcext:value-type="float">
            <text:p>11.56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2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9248" calcext:value-type="float">
            <text:p>11.50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4008" calcext:value-type="float">
            <text:p>11.49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2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3528" calcext:value-type="float">
            <text:p>11.46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2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3528" calcext:value-type="float">
            <text:p>11.46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2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6576" calcext:value-type="float">
            <text:p>11.46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2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524" calcext:value-type="float">
            <text:p>11.44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7432" calcext:value-type="float">
            <text:p>11.45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2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3528" calcext:value-type="float">
            <text:p>11.46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2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1336" calcext:value-type="float">
            <text:p>11.45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2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524" calcext:value-type="float">
            <text:p>11.44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2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0856" calcext:value-type="float">
            <text:p>11.42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0856" calcext:value-type="float">
            <text:p>11.42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2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" calcext:value-type="float">
            <text:p>11.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2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3048" calcext:value-type="float">
            <text:p>11.43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2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1712" calcext:value-type="float">
            <text:p>11.41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2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3048" calcext:value-type="float">
            <text:p>11.43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2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6472" calcext:value-type="float">
            <text:p>11.39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38" calcext:value-type="float">
            <text:p>11.35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2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7704" calcext:value-type="float">
            <text:p>11.34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2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9896" calcext:value-type="float">
            <text:p>11.35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2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6472" calcext:value-type="float">
            <text:p>11.39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2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7328" calcext:value-type="float">
            <text:p>11.38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6472" calcext:value-type="float">
            <text:p>11.39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2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6096" calcext:value-type="float">
            <text:p>11.43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2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7432" calcext:value-type="float">
            <text:p>11.45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2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6576" calcext:value-type="float">
            <text:p>11.46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2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2192" calcext:value-type="float">
            <text:p>11.44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6848" calcext:value-type="float">
            <text:p>11.35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2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9416" calcext:value-type="float">
            <text:p>11.32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2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5992" calcext:value-type="float">
            <text:p>11.36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2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5616" calcext:value-type="float">
            <text:p>11.40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2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3424" calcext:value-type="float">
            <text:p>11.39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7328" calcext:value-type="float">
            <text:p>11.38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2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1232" calcext:value-type="float">
            <text:p>11.38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2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5136" calcext:value-type="float">
            <text:p>11.37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2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904" calcext:value-type="float">
            <text:p>11.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2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3904" calcext:value-type="float">
            <text:p>11.42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3904" calcext:value-type="float">
            <text:p>11.42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2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2944" calcext:value-type="float">
            <text:p>11.36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2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428" calcext:value-type="float">
            <text:p>11.38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2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0376" calcext:value-type="float">
            <text:p>11.39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2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0376" calcext:value-type="float">
            <text:p>11.39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0856" calcext:value-type="float">
            <text:p>11.42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2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2192" calcext:value-type="float">
            <text:p>11.44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2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6952" calcext:value-type="float">
            <text:p>11.42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2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6096" calcext:value-type="float">
            <text:p>11.43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2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5616" calcext:value-type="float">
            <text:p>11.40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0856" calcext:value-type="float">
            <text:p>11.42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2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2672" calcext:value-type="float">
            <text:p>11.47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2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3152" calcext:value-type="float">
            <text:p>11.50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2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0584" calcext:value-type="float">
            <text:p>11.53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2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192" calcext:value-type="float">
            <text:p>11.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3632" calcext:value-type="float">
            <text:p>11.53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2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9624" calcext:value-type="float">
            <text:p>11.46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2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4384" calcext:value-type="float">
            <text:p>11.45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2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9728" calcext:value-type="float">
            <text:p>11.53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2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716" calcext:value-type="float">
            <text:p>11.56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3632" calcext:value-type="float">
            <text:p>11.53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2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5448" calcext:value-type="float">
            <text:p>11.58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2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8496" calcext:value-type="float">
            <text:p>11.58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2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3736" calcext:value-type="float">
            <text:p>11.60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2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764" calcext:value-type="float">
            <text:p>11.59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4112" calcext:value-type="float">
            <text:p>11.56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2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4488" calcext:value-type="float">
            <text:p>11.52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2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144" calcext:value-type="float">
            <text:p>11.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2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4968" calcext:value-type="float">
            <text:p>11.55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2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24" calcext:value-type="float">
            <text:p>11.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5824" calcext:value-type="float">
            <text:p>11.54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2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1544" calcext:value-type="float">
            <text:p>11.59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2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0688" calcext:value-type="float">
            <text:p>11.60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2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6304" calcext:value-type="float">
            <text:p>11.57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2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9728" calcext:value-type="float">
            <text:p>11.53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1064" calcext:value-type="float">
            <text:p>11.56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2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2024" calcext:value-type="float">
            <text:p>11.62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2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336" calcext:value-type="float">
            <text:p>11.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2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9456" calcext:value-type="float">
            <text:p>11.64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2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5552" calcext:value-type="float">
            <text:p>11.65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2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288" calcext:value-type="float">
            <text:p>11.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24" calcext:value-type="float">
            <text:p>11.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2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4216" calcext:value-type="float">
            <text:p>11.63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2-03-28 19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6512" calcext:value-type="float">
            <text:p>11.71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2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2128" calcext:value-type="float">
            <text:p>11.69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2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7368" calcext:value-type="float">
            <text:p>11.70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2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6032" calcext:value-type="float">
            <text:p>11.68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1648" calcext:value-type="float">
            <text:p>11.66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2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9456" calcext:value-type="float">
            <text:p>11.64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2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1168" calcext:value-type="float">
            <text:p>11.63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2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7744" calcext:value-type="float">
            <text:p>11.66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2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2984" calcext:value-type="float">
            <text:p>11.68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0416" calcext:value-type="float">
            <text:p>11.71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2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1272" calcext:value-type="float">
            <text:p>11.70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2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0416" calcext:value-type="float">
            <text:p>11.71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2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6512" calcext:value-type="float">
            <text:p>11.71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2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5176" calcext:value-type="float">
            <text:p>11.69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3088" calcext:value-type="float">
            <text:p>11.75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2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8328" calcext:value-type="float">
            <text:p>11.76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2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3944" calcext:value-type="float">
            <text:p>11.74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2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2232" calcext:value-type="float">
            <text:p>11.76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2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8328" calcext:value-type="float">
            <text:p>11.76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2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7472" calcext:value-type="float">
            <text:p>11.77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2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7472" calcext:value-type="float">
            <text:p>11.77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2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2232" calcext:value-type="float">
            <text:p>11.76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2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2712" calcext:value-type="float">
            <text:p>11.79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2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8808" calcext:value-type="float">
            <text:p>11.79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2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6136" calcext:value-type="float">
            <text:p>11.75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2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3192" calcext:value-type="float">
            <text:p>11.82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2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5864" calcext:value-type="float">
            <text:p>11.86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2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624" calcext:value-type="float">
            <text:p>11.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2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7952" calcext:value-type="float">
            <text:p>11.80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2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2712" calcext:value-type="float">
            <text:p>11.79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2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7096" calcext:value-type="float">
            <text:p>11.81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2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624" calcext:value-type="float">
            <text:p>11.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2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9768" calcext:value-type="float">
            <text:p>11.85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2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0624" calcext:value-type="float">
            <text:p>11.85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2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4152" calcext:value-type="float">
            <text:p>11.88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2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624" calcext:value-type="float">
            <text:p>11.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2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7952" calcext:value-type="float">
            <text:p>11.80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2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528" calcext:value-type="float">
            <text:p>11.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2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9288" calcext:value-type="float">
            <text:p>11.82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2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3568" calcext:value-type="float">
            <text:p>11.78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2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624" calcext:value-type="float">
            <text:p>11.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2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8328" calcext:value-type="float">
            <text:p>11.76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2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052" calcext:value-type="float">
            <text:p>11.78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2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7096" calcext:value-type="float">
            <text:p>11.81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2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624" calcext:value-type="float">
            <text:p>11.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2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7576" calcext:value-type="float">
            <text:p>11.84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2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4424" calcext:value-type="float">
            <text:p>11.77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2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2232" calcext:value-type="float">
            <text:p>11.76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2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528" calcext:value-type="float">
            <text:p>11.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2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3088" calcext:value-type="float">
            <text:p>11.75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2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1" calcext:value-type="float">
            <text:p>11.8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2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8808" calcext:value-type="float">
            <text:p>11.79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2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2712" calcext:value-type="float">
            <text:p>11.79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2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9288" calcext:value-type="float">
            <text:p>11.82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2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5864" calcext:value-type="float">
            <text:p>11.86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2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2816" calcext:value-type="float">
            <text:p>11.86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2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4424" calcext:value-type="float">
            <text:p>11.77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2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0896" calcext:value-type="float">
            <text:p>11.74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2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4424" calcext:value-type="float">
            <text:p>11.77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2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6136" calcext:value-type="float">
            <text:p>11.75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2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7096" calcext:value-type="float">
            <text:p>11.81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2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6616" calcext:value-type="float">
            <text:p>11.78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2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3568" calcext:value-type="float">
            <text:p>11.78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2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624" calcext:value-type="float">
            <text:p>11.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2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6992" calcext:value-type="float">
            <text:p>11.74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2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6136" calcext:value-type="float">
            <text:p>11.75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2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9184" calcext:value-type="float">
            <text:p>11.75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2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8328" calcext:value-type="float">
            <text:p>11.76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2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5384" calcext:value-type="float">
            <text:p>11.83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2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7952" calcext:value-type="float">
            <text:p>11.80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2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8224" calcext:value-type="float">
            <text:p>11.69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2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5656" calcext:value-type="float">
            <text:p>11.72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2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2608" calcext:value-type="float">
            <text:p>11.72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2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8808" calcext:value-type="float">
            <text:p>11.79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2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7472" calcext:value-type="float">
            <text:p>11.77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2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3944" calcext:value-type="float">
            <text:p>11.74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2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2608" calcext:value-type="float">
            <text:p>11.72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2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8704" calcext:value-type="float">
            <text:p>11.72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2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0144" calcext:value-type="float">
            <text:p>11.82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2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4048" calcext:value-type="float">
            <text:p>11.81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2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956" calcext:value-type="float">
            <text:p>11.71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2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8328" calcext:value-type="float">
            <text:p>11.76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2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6616" calcext:value-type="float">
            <text:p>11.78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2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956" calcext:value-type="float">
            <text:p>11.71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2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6888" calcext:value-type="float">
            <text:p>11.67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2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3944" calcext:value-type="float">
            <text:p>11.74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2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7472" calcext:value-type="float">
            <text:p>11.77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2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528" calcext:value-type="float">
            <text:p>11.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1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3464" calcext:value-type="float">
            <text:p>11.71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1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432" calcext:value-type="float">
            <text:p>11.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1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5656" calcext:value-type="float">
            <text:p>11.72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1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1272" calcext:value-type="float">
            <text:p>11.70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1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6032" calcext:value-type="float">
            <text:p>11.68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1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956" calcext:value-type="float">
            <text:p>11.71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1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0416" calcext:value-type="float">
            <text:p>11.71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1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6408" calcext:value-type="float">
            <text:p>11.64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1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7744" calcext:value-type="float">
            <text:p>11.66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1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7368" calcext:value-type="float">
            <text:p>11.70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1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8224" calcext:value-type="float">
            <text:p>11.69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1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8704" calcext:value-type="float">
            <text:p>11.72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1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5656" calcext:value-type="float">
            <text:p>11.72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1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6136" calcext:value-type="float">
            <text:p>11.75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1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2232" calcext:value-type="float">
            <text:p>11.76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1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5176" calcext:value-type="float">
            <text:p>11.69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1-12-15 14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6888" calcext:value-type="float">
            <text:p>11.67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1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6408" calcext:value-type="float">
            <text:p>11.64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1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1752" calcext:value-type="float">
            <text:p>11.73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1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004" calcext:value-type="float">
            <text:p>11.75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1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956" calcext:value-type="float">
            <text:p>11.71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1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8224" calcext:value-type="float">
            <text:p>11.69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1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0416" calcext:value-type="float">
            <text:p>11.71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1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6032" calcext:value-type="float">
            <text:p>11.68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1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5656" calcext:value-type="float">
            <text:p>11.72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1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0896" calcext:value-type="float">
            <text:p>11.74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1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0896" calcext:value-type="float">
            <text:p>11.74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1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7744" calcext:value-type="float">
            <text:p>11.66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1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9184" calcext:value-type="float">
            <text:p>11.75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1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0896" calcext:value-type="float">
            <text:p>11.74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1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0416" calcext:value-type="float">
            <text:p>11.71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1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6888" calcext:value-type="float">
            <text:p>11.67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1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2608" calcext:value-type="float">
            <text:p>11.72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1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6032" calcext:value-type="float">
            <text:p>11.68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1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8704" calcext:value-type="float">
            <text:p>11.72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1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8224" calcext:value-type="float">
            <text:p>11.69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1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3464" calcext:value-type="float">
            <text:p>11.71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1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4424" calcext:value-type="float">
            <text:p>11.77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1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908" calcext:value-type="float">
            <text:p>11.68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1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6032" calcext:value-type="float">
            <text:p>11.68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1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3944" calcext:value-type="float">
            <text:p>11.74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1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1752" calcext:value-type="float">
            <text:p>11.73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1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1752" calcext:value-type="float">
            <text:p>11.73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1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6136" calcext:value-type="float">
            <text:p>11.75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1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8328" calcext:value-type="float">
            <text:p>11.76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1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6512" calcext:value-type="float">
            <text:p>11.71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1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9936" calcext:value-type="float">
            <text:p>11.67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1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8704" calcext:value-type="float">
            <text:p>11.72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1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2608" calcext:value-type="float">
            <text:p>11.72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1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1272" calcext:value-type="float">
            <text:p>11.70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1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0792" calcext:value-type="float">
            <text:p>11.67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1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7264" calcext:value-type="float">
            <text:p>11.63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1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1272" calcext:value-type="float">
            <text:p>11.70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1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3088" calcext:value-type="float">
            <text:p>11.75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1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6992" calcext:value-type="float">
            <text:p>11.74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1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0416" calcext:value-type="float">
            <text:p>11.71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432" calcext:value-type="float">
            <text:p>11.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1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2608" calcext:value-type="float">
            <text:p>11.72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1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6992" calcext:value-type="float">
            <text:p>11.74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1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2232" calcext:value-type="float">
            <text:p>11.76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1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9184" calcext:value-type="float">
            <text:p>11.75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1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6992" calcext:value-type="float">
            <text:p>11.74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1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0416" calcext:value-type="float">
            <text:p>11.71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1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956" calcext:value-type="float">
            <text:p>11.71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1-10-28 15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3464" calcext:value-type="float">
            <text:p>11.71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1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6512" calcext:value-type="float">
            <text:p>11.71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1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0896" calcext:value-type="float">
            <text:p>11.74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1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1376" calcext:value-type="float">
            <text:p>11.77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9664" calcext:value-type="float">
            <text:p>11.78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1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1376" calcext:value-type="float">
            <text:p>11.77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1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3568" calcext:value-type="float">
            <text:p>11.78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1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2712" calcext:value-type="float">
            <text:p>11.79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1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2712" calcext:value-type="float">
            <text:p>11.79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1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3568" calcext:value-type="float">
            <text:p>11.78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1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2712" calcext:value-type="float">
            <text:p>11.79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1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1856" calcext:value-type="float">
            <text:p>11.80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1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3192" calcext:value-type="float">
            <text:p>11.82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1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624" calcext:value-type="float">
            <text:p>11.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7096" calcext:value-type="float">
            <text:p>11.81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1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7952" calcext:value-type="float">
            <text:p>11.80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1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052" calcext:value-type="float">
            <text:p>11.78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1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2336" calcext:value-type="float">
            <text:p>11.83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1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576" calcext:value-type="float">
            <text:p>11.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0896" calcext:value-type="float">
            <text:p>11.74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1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3088" calcext:value-type="float">
            <text:p>11.75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1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052" calcext:value-type="float">
            <text:p>11.78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1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8808" calcext:value-type="float">
            <text:p>11.79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1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3192" calcext:value-type="float">
            <text:p>11.82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1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1" calcext:value-type="float">
            <text:p>11.8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1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576" calcext:value-type="float">
            <text:p>11.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1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4424" calcext:value-type="float">
            <text:p>11.77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1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2232" calcext:value-type="float">
            <text:p>11.76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1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052" calcext:value-type="float">
            <text:p>11.78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6616" calcext:value-type="float">
            <text:p>11.78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1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7472" calcext:value-type="float">
            <text:p>11.77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1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528" calcext:value-type="float">
            <text:p>11.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1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6136" calcext:value-type="float">
            <text:p>11.75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1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1752" calcext:value-type="float">
            <text:p>11.73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1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6136" calcext:value-type="float">
            <text:p>11.75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1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6992" calcext:value-type="float">
            <text:p>11.74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1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2232" calcext:value-type="float">
            <text:p>11.76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1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8808" calcext:value-type="float">
            <text:p>11.79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1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8808" calcext:value-type="float">
            <text:p>11.79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1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7848" calcext:value-type="float">
            <text:p>11.73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1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9184" calcext:value-type="float">
            <text:p>11.75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1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1856" calcext:value-type="float">
            <text:p>11.80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1-09-17 13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8056" calcext:value-type="float">
            <text:p>11.87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1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7096" calcext:value-type="float">
            <text:p>11.81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1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2232" calcext:value-type="float">
            <text:p>11.76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3088" calcext:value-type="float">
            <text:p>11.75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1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8704" calcext:value-type="float">
            <text:p>11.72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1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3944" calcext:value-type="float">
            <text:p>11.74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1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528" calcext:value-type="float">
            <text:p>11.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1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5656" calcext:value-type="float">
            <text:p>11.72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5656" calcext:value-type="float">
            <text:p>11.72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1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48" calcext:value-type="float">
            <text:p>11.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1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3464" calcext:value-type="float">
            <text:p>11.71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1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2128" calcext:value-type="float">
            <text:p>11.69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1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1272" calcext:value-type="float">
            <text:p>11.70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1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7368" calcext:value-type="float">
            <text:p>11.70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1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7368" calcext:value-type="float">
            <text:p>11.70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1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6512" calcext:value-type="float">
            <text:p>11.71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1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004" calcext:value-type="float">
            <text:p>11.75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1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6992" calcext:value-type="float">
            <text:p>11.74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1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0896" calcext:value-type="float">
            <text:p>11.74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1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528" calcext:value-type="float">
            <text:p>11.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1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7472" calcext:value-type="float">
            <text:p>11.77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1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576" calcext:value-type="float">
            <text:p>11.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1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4048" calcext:value-type="float">
            <text:p>11.81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1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5008" calcext:value-type="float">
            <text:p>11.87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1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1584" calcext:value-type="float">
            <text:p>11.91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1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2064" calcext:value-type="float">
            <text:p>11.94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1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1312" calcext:value-type="float">
            <text:p>12.02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1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3504" calcext:value-type="float">
            <text:p>12.03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1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6928" calcext:value-type="float">
            <text:p>11.99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1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6928" calcext:value-type="float">
            <text:p>11.99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1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2168" calcext:value-type="float">
            <text:p>12.01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1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0456" calcext:value-type="float">
            <text:p>12.03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1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2168" calcext:value-type="float">
            <text:p>12.01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1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0832" calcext:value-type="float">
            <text:p>11.99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1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6928" calcext:value-type="float">
            <text:p>11.99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1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2544" calcext:value-type="float">
            <text:p>11.97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1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2064" calcext:value-type="float">
            <text:p>11.94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1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4632" calcext:value-type="float">
            <text:p>11.91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1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5008" calcext:value-type="float">
            <text:p>11.87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1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7576" calcext:value-type="float">
            <text:p>11.84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1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5864" calcext:value-type="float">
            <text:p>11.86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1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2816" calcext:value-type="float">
            <text:p>11.86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1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9392" calcext:value-type="float">
            <text:p>11.89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1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9016" calcext:value-type="float">
            <text:p>11.93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1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9496" calcext:value-type="float">
            <text:p>11.96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1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5216" calcext:value-type="float">
            <text:p>12.01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1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1688" calcext:value-type="float">
            <text:p>11.98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1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2544" calcext:value-type="float">
            <text:p>11.97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1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816" calcext:value-type="float">
            <text:p>11.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1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9872" calcext:value-type="float">
            <text:p>11.92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1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816" calcext:value-type="float">
            <text:p>11.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1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5968" calcext:value-type="float">
            <text:p>11.93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1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3776" calcext:value-type="float">
            <text:p>11.92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1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5488" calcext:value-type="float">
            <text:p>11.90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1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4152" calcext:value-type="float">
            <text:p>11.88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1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196" calcext:value-type="float">
            <text:p>11.87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1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0624" calcext:value-type="float">
            <text:p>11.85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1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196" calcext:value-type="float">
            <text:p>11.87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1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72" calcext:value-type="float">
            <text:p>11.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1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4528" calcext:value-type="float">
            <text:p>11.84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1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4424" calcext:value-type="float">
            <text:p>11.77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1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3944" calcext:value-type="float">
            <text:p>11.74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1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2608" calcext:value-type="float">
            <text:p>11.72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1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908" calcext:value-type="float">
            <text:p>11.68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1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384" calcext:value-type="float">
            <text:p>11.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1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86" calcext:value-type="float">
            <text:p>11.65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1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1648" calcext:value-type="float">
            <text:p>11.66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1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384" calcext:value-type="float">
            <text:p>11.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1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6032" calcext:value-type="float">
            <text:p>11.68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1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384" calcext:value-type="float">
            <text:p>11.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1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5552" calcext:value-type="float">
            <text:p>11.65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1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5552" calcext:value-type="float">
            <text:p>11.65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1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4696" calcext:value-type="float">
            <text:p>11.66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1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908" calcext:value-type="float">
            <text:p>11.68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1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6888" calcext:value-type="float">
            <text:p>11.67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1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6888" calcext:value-type="float">
            <text:p>11.67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1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0312" calcext:value-type="float">
            <text:p>11.64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1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6408" calcext:value-type="float">
            <text:p>11.64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1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9456" calcext:value-type="float">
            <text:p>11.64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1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9456" calcext:value-type="float">
            <text:p>11.64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1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6408" calcext:value-type="float">
            <text:p>11.64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1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2504" calcext:value-type="float">
            <text:p>11.65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1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0792" calcext:value-type="float">
            <text:p>11.67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1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384" calcext:value-type="float">
            <text:p>11.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1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7744" calcext:value-type="float">
            <text:p>11.66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1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9936" calcext:value-type="float">
            <text:p>11.67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1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2504" calcext:value-type="float">
            <text:p>11.65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1-06-23 13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384" calcext:value-type="float">
            <text:p>11.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1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9456" calcext:value-type="float">
            <text:p>11.64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1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9936" calcext:value-type="float">
            <text:p>11.67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1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9936" calcext:value-type="float">
            <text:p>11.67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1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1752" calcext:value-type="float">
            <text:p>11.73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1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48" calcext:value-type="float">
            <text:p>11.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1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6136" calcext:value-type="float">
            <text:p>11.75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1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8704" calcext:value-type="float">
            <text:p>11.72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1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6992" calcext:value-type="float">
            <text:p>11.74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1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3944" calcext:value-type="float">
            <text:p>11.74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1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2128" calcext:value-type="float">
            <text:p>11.69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1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8224" calcext:value-type="float">
            <text:p>11.69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1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0312" calcext:value-type="float">
            <text:p>11.64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1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2024" calcext:value-type="float">
            <text:p>11.62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1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3736" calcext:value-type="float">
            <text:p>11.60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1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4968" calcext:value-type="float">
            <text:p>11.55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1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3048" calcext:value-type="float">
            <text:p>11.43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1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0376" calcext:value-type="float">
            <text:p>11.39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1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38" calcext:value-type="float">
            <text:p>11.35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1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856" calcext:value-type="float">
            <text:p>11.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1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9416" calcext:value-type="float">
            <text:p>11.32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1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9416" calcext:value-type="float">
            <text:p>11.32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1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9416" calcext:value-type="float">
            <text:p>11.32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1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856" calcext:value-type="float">
            <text:p>11.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1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0752" calcext:value-type="float">
            <text:p>11.35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1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5992" calcext:value-type="float">
            <text:p>11.36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1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904" calcext:value-type="float">
            <text:p>11.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1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8184" calcext:value-type="float">
            <text:p>11.37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1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428" calcext:value-type="float">
            <text:p>11.38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1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1608" calcext:value-type="float">
            <text:p>11.34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1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2944" calcext:value-type="float">
            <text:p>11.36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1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2568" calcext:value-type="float">
            <text:p>11.40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1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0856" calcext:value-type="float">
            <text:p>11.42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1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3048" calcext:value-type="float">
            <text:p>11.43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1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048" calcext:value-type="float">
            <text:p>11.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1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7056" calcext:value-type="float">
            <text:p>11.49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1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192" calcext:value-type="float">
            <text:p>11.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1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2296" calcext:value-type="float">
            <text:p>11.51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1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62" calcext:value-type="float">
            <text:p>11.50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1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7056" calcext:value-type="float">
            <text:p>11.49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1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4112" calcext:value-type="float">
            <text:p>11.56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1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7536" calcext:value-type="float">
            <text:p>11.52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1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3152" calcext:value-type="float">
            <text:p>11.50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1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8016" calcext:value-type="float">
            <text:p>11.55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1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668" calcext:value-type="float">
            <text:p>11.53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1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2672" calcext:value-type="float">
            <text:p>11.47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1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524" calcext:value-type="float">
            <text:p>11.44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1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3904" calcext:value-type="float">
            <text:p>11.42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1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5136" calcext:value-type="float">
            <text:p>11.37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1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5032" calcext:value-type="float">
            <text:p>11.30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1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1504" calcext:value-type="float">
            <text:p>11.27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1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2736" calcext:value-type="float">
            <text:p>11.22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1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3112" calcext:value-type="float">
            <text:p>11.18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1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0064" calcext:value-type="float">
            <text:p>11.18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1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3216" calcext:value-type="float">
            <text:p>11.25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1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8832" calcext:value-type="float">
            <text:p>11.22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1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8832" calcext:value-type="float">
            <text:p>11.22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1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664" calcext:value-type="float">
            <text:p>11.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1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616" calcext:value-type="float">
            <text:p>11.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1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9688" calcext:value-type="float">
            <text:p>11.21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1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4448" calcext:value-type="float">
            <text:p>11.20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1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9208" calcext:value-type="float">
            <text:p>11.18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1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616" calcext:value-type="float">
            <text:p>11.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1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0544" calcext:value-type="float">
            <text:p>11.21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1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0544" calcext:value-type="float">
            <text:p>11.21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1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8352" calcext:value-type="float">
            <text:p>11.19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1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3968" calcext:value-type="float">
            <text:p>11.17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1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5304" calcext:value-type="float">
            <text:p>11.19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1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2256" calcext:value-type="float">
            <text:p>11.19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0544" calcext:value-type="float">
            <text:p>11.21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1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664" calcext:value-type="float">
            <text:p>11.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1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0544" calcext:value-type="float">
            <text:p>11.21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1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9208" calcext:value-type="float">
            <text:p>11.18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1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6536" calcext:value-type="float">
            <text:p>11.14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1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568" calcext:value-type="float">
            <text:p>11.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1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1296" calcext:value-type="float">
            <text:p>11.13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1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6912" calcext:value-type="float">
            <text:p>11.10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1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9104" calcext:value-type="float">
            <text:p>11.11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1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1296" calcext:value-type="float">
            <text:p>11.13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9104" calcext:value-type="float">
            <text:p>11.11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1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2632" calcext:value-type="float">
            <text:p>11.15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1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4824" calcext:value-type="float">
            <text:p>11.16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1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3968" calcext:value-type="float">
            <text:p>11.17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1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188" calcext:value-type="float">
            <text:p>11.23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1-03-31 13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5784" calcext:value-type="float">
            <text:p>11.22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1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664" calcext:value-type="float">
            <text:p>11.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1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044" calcext:value-type="float">
            <text:p>11.14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1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1672" calcext:value-type="float">
            <text:p>11.09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1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7872" calcext:value-type="float">
            <text:p>11.16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1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6536" calcext:value-type="float">
            <text:p>11.14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1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4824" calcext:value-type="float">
            <text:p>11.16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1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9584" calcext:value-type="float">
            <text:p>11.14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1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8248" calcext:value-type="float">
            <text:p>11.12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1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1776" calcext:value-type="float">
            <text:p>11.16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1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616" calcext:value-type="float">
            <text:p>11.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1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7016" calcext:value-type="float">
            <text:p>11.17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1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9688" calcext:value-type="float">
            <text:p>11.21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1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1024" calcext:value-type="float">
            <text:p>11.24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1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8832" calcext:value-type="float">
            <text:p>11.22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1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5304" calcext:value-type="float">
            <text:p>11.19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1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9208" calcext:value-type="float">
            <text:p>11.18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1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14" calcext:value-type="float">
            <text:p>11.20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1-03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1024" calcext:value-type="float">
            <text:p>11.24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1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712" calcext:value-type="float">
            <text:p>11.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1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4552" calcext:value-type="float">
            <text:p>11.27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1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664" calcext:value-type="float">
            <text:p>11.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1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1776" calcext:value-type="float">
            <text:p>11.16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1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664" calcext:value-type="float">
            <text:p>11.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1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8456" calcext:value-type="float">
            <text:p>11.26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1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4552" calcext:value-type="float">
            <text:p>11.27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1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6368" calcext:value-type="float">
            <text:p>11.32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1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1608" calcext:value-type="float">
            <text:p>11.34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1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5512" calcext:value-type="float">
            <text:p>11.33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1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808" calcext:value-type="float">
            <text:p>11.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1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3696" calcext:value-type="float">
            <text:p>11.28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1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4656" calcext:value-type="float">
            <text:p>11.34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1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9792" calcext:value-type="float">
            <text:p>11.28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1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6744" calcext:value-type="float">
            <text:p>11.28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1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3696" calcext:value-type="float">
            <text:p>11.28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1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856" calcext:value-type="float">
            <text:p>11.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1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4176" calcext:value-type="float">
            <text:p>11.31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1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236" calcext:value-type="float">
            <text:p>11.26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1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4928" calcext:value-type="float">
            <text:p>11.23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1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3696" calcext:value-type="float">
            <text:p>11.28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1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7224" calcext:value-type="float">
            <text:p>11.31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1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1128" calcext:value-type="float">
            <text:p>11.31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1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1128" calcext:value-type="float">
            <text:p>11.31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1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808" calcext:value-type="float">
            <text:p>11.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1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6744" calcext:value-type="float">
            <text:p>11.28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1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2464" calcext:value-type="float">
            <text:p>11.33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1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38" calcext:value-type="float">
            <text:p>11.35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1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5512" calcext:value-type="float">
            <text:p>11.33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1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4656" calcext:value-type="float">
            <text:p>11.34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1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1608" calcext:value-type="float">
            <text:p>11.34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1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332" calcext:value-type="float">
            <text:p>11.32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1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332" calcext:value-type="float">
            <text:p>11.32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1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332" calcext:value-type="float">
            <text:p>11.32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1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0272" calcext:value-type="float">
            <text:p>11.32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1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284" calcext:value-type="float">
            <text:p>11.29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1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8832" calcext:value-type="float">
            <text:p>11.22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1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2256" calcext:value-type="float">
            <text:p>11.19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1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3592" calcext:value-type="float">
            <text:p>11.21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1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8456" calcext:value-type="float">
            <text:p>11.26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1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3696" calcext:value-type="float">
            <text:p>11.28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1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5408" calcext:value-type="float">
            <text:p>11.26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1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2736" calcext:value-type="float">
            <text:p>11.22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1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9312" calcext:value-type="float">
            <text:p>11.25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1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1128" calcext:value-type="float">
            <text:p>11.31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1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4176" calcext:value-type="float">
            <text:p>11.31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1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4552" calcext:value-type="float">
            <text:p>11.27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1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236" calcext:value-type="float">
            <text:p>11.26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1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9312" calcext:value-type="float">
            <text:p>11.25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1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4552" calcext:value-type="float">
            <text:p>11.27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1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4552" calcext:value-type="float">
            <text:p>11.27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1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7496" calcext:value-type="float">
            <text:p>11.20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1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14" calcext:value-type="float">
            <text:p>11.20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1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5408" calcext:value-type="float">
            <text:p>11.26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1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0168" calcext:value-type="float">
            <text:p>11.25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1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664" calcext:value-type="float">
            <text:p>11.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1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7496" calcext:value-type="float">
            <text:p>11.20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1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7016" calcext:value-type="float">
            <text:p>11.17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1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6536" calcext:value-type="float">
            <text:p>11.14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1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3968" calcext:value-type="float">
            <text:p>11.17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1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7496" calcext:value-type="float">
            <text:p>11.20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1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3592" calcext:value-type="float">
            <text:p>11.21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1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3216" calcext:value-type="float">
            <text:p>11.25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1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712" calcext:value-type="float">
            <text:p>11.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1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3216" calcext:value-type="float">
            <text:p>11.25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1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5408" calcext:value-type="float">
            <text:p>11.26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1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712" calcext:value-type="float">
            <text:p>11.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1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8832" calcext:value-type="float">
            <text:p>11.22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1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4448" calcext:value-type="float">
            <text:p>11.20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1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5304" calcext:value-type="float">
            <text:p>11.19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1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664" calcext:value-type="float">
            <text:p>11.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1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8832" calcext:value-type="float">
            <text:p>11.22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0-12-31 13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0168" calcext:value-type="float">
            <text:p>11.25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0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1024" calcext:value-type="float">
            <text:p>11.24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5068" calcext:value-type="float">
            <text:p>11.085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60536" calcext:value-type="float">
            <text:p>11.046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06309677419" calcext:value-type="float">
            <text:p>11.07063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23884" calcext:value-type="float">
            <text:p>11.0323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71688" calcext:value-type="float">
            <text:p>10.977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21870967742" calcext:value-type="float">
            <text:p>10.86218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4774" calcext:value-type="float">
            <text:p>10.764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35898064516" calcext:value-type="float">
            <text:p>10.753589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9260137931" calcext:value-type="float">
            <text:p>10.7392601379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41103225806" calcext:value-type="float">
            <text:p>10.76411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68708965517" calcext:value-type="float">
            <text:p>10.85687089655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7352" calcext:value-type="float">
            <text:p>10.81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10188387097" calcext:value-type="float">
            <text:p>10.831018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1256" calcext:value-type="float">
            <text:p>10.81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92952" calcext:value-type="float">
            <text:p>10.769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77812" calcext:value-type="float">
            <text:p>10.8477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46335483871" calcext:value-type="float">
            <text:p>10.89463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2968" calcext:value-type="float">
            <text:p>10.79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47408" calcext:value-type="float">
            <text:p>10.854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45295483871" calcext:value-type="float">
            <text:p>10.824529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61656" calcext:value-type="float">
            <text:p>10.926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28143225807" calcext:value-type="float">
            <text:p>11.062814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42054285714" calcext:value-type="float">
            <text:p>11.114205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45522580645" calcext:value-type="float">
            <text:p>11.10455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13970322581" calcext:value-type="float">
            <text:p>11.251397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95677241379" calcext:value-type="float">
            <text:p>11.22956772413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45636129032" calcext:value-type="float">
            <text:p>11.244563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62384" calcext:value-type="float">
            <text:p>11.356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71891612903" calcext:value-type="float">
            <text:p>11.407189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59863225806" calcext:value-type="float">
            <text:p>11.295986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12932" calcext:value-type="float">
            <text:p>11.2612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44941935484" calcext:value-type="float">
            <text:p>11.25449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98632" calcext:value-type="float">
            <text:p>11.249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22673548387" calcext:value-type="float">
            <text:p>11.332267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33645714286" calcext:value-type="float">
            <text:p>11.353364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64663225806" calcext:value-type="float">
            <text:p>11.326466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24464" calcext:value-type="float">
            <text:p>11.242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51288" calcext:value-type="float">
            <text:p>11.165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98211612903" calcext:value-type="float">
            <text:p>11.129821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71176" calcext:value-type="float">
            <text:p>11.177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80224516129" calcext:value-type="float">
            <text:p>11.118022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00756129032" calcext:value-type="float">
            <text:p>11.150075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18956" calcext:value-type="float">
            <text:p>11.051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32251612903" calcext:value-type="float">
            <text:p>10.93322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61984" calcext:value-type="float">
            <text:p>11.036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57321290323" calcext:value-type="float">
            <text:p>11.105732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37402857143" calcext:value-type="float">
            <text:p>11.093740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80224516129" calcext:value-type="float">
            <text:p>11.118022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27446451613" calcext:value-type="float">
            <text:p>11.242744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08944" calcext:value-type="float">
            <text:p>11.270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09429677419" calcext:value-type="float">
            <text:p>11.280942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3038" calcext:value-type="float">
            <text:p>11.3530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36090322581" calcext:value-type="float">
            <text:p>11.42360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37535483871" calcext:value-type="float">
            <text:p>11.47375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698" calcext:value-type="float">
            <text:p>11.396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56910967742" calcext:value-type="float">
            <text:p>11.465691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4468" calcext:value-type="float">
            <text:p>11.364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65432" calcext:value-type="float">
            <text:p>11.356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11864827586" calcext:value-type="float">
            <text:p>11.41118648275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09068" calcext:value-type="float">
            <text:p>11.4209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25394782609" calcext:value-type="float">
            <text:p>11.47253947826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35727272727" calcext:value-type="float">
            <text:p>11.61357272727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38831304348" calcext:value-type="float">
            <text:p>11.7538831304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82141818182" calcext:value-type="float">
            <text:p>11.75821418181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0604" calcext:value-type="float">
            <text:p>11.69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0416" calcext:value-type="float">
            <text:p>11.71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4894" calcext:value-type="float">
            <text:p>11.7248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7848" calcext:value-type="float">
            <text:p>11.73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6418" calcext:value-type="float">
            <text:p>11.7264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48" calcext:value-type="float">
            <text:p>11.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2514" calcext:value-type="float">
            <text:p>11.7325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399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0096" calcext:value-type="float">
            <text:p>11.69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81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608" meta:object-count="0"/>
    <meta:user-defined meta:name="AppVersion">3.0</meta:user-defined>
  </office:meta>
</office:document-meta>
</file>